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4" svg:font-family="'Ubuntu Condensed'"/>
    <style:font-face style:name="Ubuntu Condensed1" svg:font-family="'Ubuntu Condensed'" style:font-adornments="Book"/>
    <style:font-face style:name="Ubuntu Condensed2" svg:font-family="'Ubuntu Condensed'" style:font-adornments="Regular"/>
    <style:font-face style:name="DejaVu Sans9" svg:font-family="'DejaVu Sans'" style:font-family-generic="swiss"/>
    <style:font-face style:name="DejaVu Sans4" svg:font-family="'DejaVu Sans'" style:font-adornments="Book" style:font-family-generic="swiss"/>
    <style:font-face style:name="DejaVu Sans Condensed5" svg:font-family="'DejaVu Sans Condensed'" style:font-family-generic="swiss"/>
    <style:font-face style:name="DejaVu Sans Condensed4" svg:font-family="'DejaVu Sans Condensed'" style:font-adornments="Condensed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7" svg:font-family="'DejaVu Sans'" style:font-pitch="variable"/>
    <style:font-face style:name="DejaVu Sans3" svg:font-family="'DejaVu Sans'" style:font-adornments="Book" style:font-pitch="variable"/>
    <style:font-face style:name="Ubuntu2" svg:font-family="Ubuntu" style:font-adornments="Regular" style:font-pitch="variable"/>
    <style:font-face style:name="Ubuntu Condensed3" svg:font-family="'Ubuntu Condensed'" style:font-pitch="variable"/>
    <style:font-face style:name="Ubuntu Condensed" svg:font-family="'Ubuntu Condensed'" style:font-adornments="Book" style:font-pitch="variable"/>
    <style:font-face style:name="DejaVu Sans5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8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3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6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M1_20_i-block">
      <style:graphic-properties fo:min-height="0cm" fo:min-width="0cm"/>
    </style:style>
    <style:style style:name="gr2" style:family="graphic" style:parent-style-name="M1_20_c-block">
      <style:graphic-properties fo:min-height="0cm" fo:min-width="0cm"/>
    </style:style>
    <style:style style:name="gr3" style:family="graphic" style:parent-style-name="M1_20_Config">
      <style:graphic-properties fo:min-height="0cm" fo:min-width="0cm"/>
    </style:style>
    <style:style style:name="gr4" style:family="graphic" style:parent-style-name="Relation">
      <style:graphic-properties fo:min-height="0cm" fo:min-width="0cm"/>
    </style:style>
    <style:style style:name="gr5" style:family="graphic" style:parent-style-name="M1_20_Datatype">
      <style:graphic-properties fo:min-height="0cm" fo:min-width="0cm"/>
    </style:style>
    <style:style style:name="gr6" style:family="graphic" style:parent-style-name="M3_20_Algorithm_20_model">
      <style:graphic-properties fo:min-height="0cm" fo:min-width="0cm"/>
    </style:style>
    <style:style style:name="gr7" style:family="graphic" style:parent-style-name="M3_20_Data_20_model">
      <style:graphic-properties fo:min-height="0cm" fo:min-width="0cm"/>
    </style:style>
    <style:style style:name="gr8" style:family="graphic" style:parent-style-name="M3_20_Data_20_model">
      <style:graphic-properties svg:stroke-color="#ff3333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578cm"/>
    </style:style>
    <style:style style:name="gr10" style:family="graphic" style:parent-style-name="M2_20_Algorithm">
      <style:graphic-properties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388cm"/>
    </style:style>
    <style:style style:name="gr12" style:family="graphic" style:parent-style-name="M2_20_Datatype">
      <style:graphic-properties fo:min-height="0cm" fo:min-width="0cm"/>
    </style:style>
    <style:style style:name="gr13" style:family="graphic" style:parent-style-name="M2_20_Data">
      <style:graphic-properties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5cm" fo:min-width="13.38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Condensed3"/>
    </style:style>
    <style:style style:name="T1" style:family="text">
      <style:text-properties style:font-name="Ubuntu Condensed2" style:font-name-asian="Ubuntu Condensed2" style:font-name-complex="Ubuntu Condensed2"/>
    </style:style>
    <style:style style:name="T2" style:family="text">
      <style:text-properties style:font-name="DejaVu Sans4" style:font-name-asian="DejaVu Sans4" style:font-name-complex="DejaVu Sans4"/>
    </style:style>
    <style:style style:name="T3" style:family="text">
      <style:text-properties style:font-name="DejaVu Sans Mono2" style:font-name-asian="Ubuntu Condensed2" style:font-name-complex="Ubuntu Condensed2"/>
    </style:style>
    <style:style style:name="T4" style:family="text">
      <style:text-properties style:font-name="DejaVu Sans Condensed3"/>
    </style:style>
    <style:style style:name="T5" style:family="text">
      <style:text-properties style:font-name="DejaVu Sans Condensed3" style:font-name-asian="Ubuntu Condensed2" style:font-name-complex="Ubuntu Condensed2"/>
    </style:style>
    <style:style style:name="T6" style:family="text">
      <style:text-properties style:font-name="DejaVu Sans Condensed4" style:font-name-asian="DejaVu Sans Condensed4" style:font-name-complex="DejaVu Sans Condensed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5" draw:id="id5" draw:layer="layout" svg:width="1.991cm" svg:height="0.895cm" svg:x="150.453cm" svg:y="33.791cm">
            <text:p text:style-name="P1">i-block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1" draw:id="id1" draw:layer="layout" svg:width="2.134cm" svg:height="0.895cm" svg:x="158.283cm" svg:y="33.791cm">
            <text:p text:style-name="P1">c-block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xml:id="id3" draw:id="id3" draw:layer="layout" svg:width="1.872cm" svg:height="0.895cm" svg:x="149.214cm" svg:y="35.291cm">
            <text:p>confi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2" draw:id="id2" draw:layer="layout" svg:width="2.589cm" svg:height="0.755cm" svg:x="158.054cm" svg:y="29.534cm">
            <text:p text:style-name="P1">conforms_to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Relation" draw:text-style-name="P1" draw:layer="layout" draw:type="line" svg:x1="159.35cm" svg:y1="33.791cm" svg:x2="159.348cm" svg:y2="30.289cm" draw:start-shape="id1" draw:start-glue-point="4" draw:end-shape="id2" draw:end-glue-point="2" svg:d="M159350 33791l-2-3502" svg:viewBox="0 0 3 3503">
            <text:p/>
          </draw:connector>
          <draw:connector draw:style-name="Relation" draw:text-style-name="P1" draw:layer="layout" draw:type="line" svg:x1="159.348cm" svg:y1="29.534cm" svg:x2="159.353cm" svg:y2="27.387cm" draw:start-shape="id2" draw:start-glue-point="0" svg:d="M159348 29534l5-2147" svg:viewBox="0 0 6 2148">
            <text:p/>
          </draw:connector>
          <draw:custom-shape draw:style-name="gr4" draw:text-style-name="P1" xml:id="id4" draw:id="id4" draw:layer="layout" svg:width="2.589cm" svg:height="0.755cm" svg:x="148.854cm" svg:y="29.56cm">
            <text:p text:style-name="P1">conforms_to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Relation" draw:text-style-name="P1" draw:layer="layout" draw:type="line" svg:x1="150.15cm" svg:y1="35.291cm" svg:x2="150.148cm" svg:y2="30.315cm" draw:start-shape="id3" draw:start-glue-point="4" draw:end-shape="id4" draw:end-glue-point="2" svg:d="M150150 35291l-2-4976" svg:viewBox="0 0 3 4977">
            <text:p/>
          </draw:connector>
          <draw:connector draw:style-name="Relation" draw:text-style-name="P1" draw:layer="layout" draw:type="line" svg:x1="150.148cm" svg:y1="29.56cm" svg:x2="150.153cm" svg:y2="27.386cm" draw:start-shape="id4" draw:start-glue-point="0" svg:d="M150148 29560l5-2174" svg:viewBox="0 0 6 2175">
            <text:p/>
          </draw:connector>
          <draw:custom-shape draw:style-name="gr4" draw:text-style-name="P1" xml:id="id6" draw:id="id6" draw:layer="layout" svg:width="1.983cm" svg:height="0.755cm" svg:x="154.658cm" svg:y="33.847cm">
            <text:p text:style-name="P1">connec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Relation" draw:text-style-name="P1" draw:layer="layout" draw:type="line" svg:x1="152.444cm" svg:y1="34.239cm" svg:x2="154.658cm" svg:y2="34.224cm" draw:start-shape="id5" draw:start-glue-point="10" draw:end-shape="id6" draw:end-glue-point="3" svg:d="M152444 34239l2214-15" svg:viewBox="0 0 2215 16">
            <text:p/>
          </draw:connector>
          <draw:connector draw:style-name="Relation" draw:text-style-name="P1" draw:layer="layout" draw:type="line" svg:x1="156.641cm" svg:y1="34.224cm" svg:x2="158.283cm" svg:y2="34.239cm" draw:start-shape="id6" draw:start-glue-point="1" draw:end-shape="id1" draw:end-glue-point="6" svg:d="M156641 34224l1642 15" svg:viewBox="0 0 1643 16">
            <text:p/>
          </draw:connector>
          <draw:custom-shape draw:style-name="gr4" draw:text-style-name="P1" xml:id="id8" draw:id="id8" draw:layer="layout" svg:width="1.983cm" svg:height="0.755cm" svg:x="161.359cm" svg:y="34.447cm">
            <text:p>connec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xml:id="id7" draw:id="id7" draw:layer="layout" svg:width="2.28cm" svg:height="0.755cm" svg:x="158.212cm" svg:y="35.347cm">
            <text:p>has_config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Relation" draw:text-style-name="P1" draw:layer="layout" draw:type="line" svg:x1="151.086cm" svg:y1="35.739cm" svg:x2="158.212cm" svg:y2="35.724cm" draw:start-shape="id3" draw:start-glue-point="10" draw:end-shape="id7" draw:end-glue-point="3" svg:d="M151086 35739l7126-15" svg:viewBox="0 0 7127 16">
            <text:p/>
          </draw:connector>
          <draw:connector draw:style-name="Relation" draw:text-style-name="P1" draw:layer="layout" draw:type="line" svg:x1="159.352cm" svg:y1="35.347cm" svg:x2="159.35cm" svg:y2="34.686cm" draw:start-shape="id7" draw:start-glue-point="0" draw:end-shape="id1" draw:end-glue-point="8" svg:d="M159352 35347l-2-661" svg:viewBox="0 0 3 662">
            <text:p/>
          </draw:connector>
          <draw:custom-shape draw:style-name="gr1" draw:text-style-name="P1" xml:id="id9" draw:id="id9" draw:layer="layout" svg:width="1.991cm" svg:height="0.895cm" svg:x="164.354cm" svg:y="35.091cm">
            <text:p text:style-name="P1">i-block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Relation" draw:text-style-name="P1" draw:layer="layout" draw:type="line" svg:x1="160.417cm" svg:y1="34.239cm" svg:x2="161.359cm" svg:y2="34.824cm" draw:start-shape="id1" draw:start-glue-point="10" draw:end-shape="id8" draw:end-glue-point="3" svg:d="M160417 34239l942 585" svg:viewBox="0 0 943 586">
            <text:p/>
          </draw:connector>
          <draw:connector draw:style-name="Relation" draw:text-style-name="P1" draw:layer="layout" draw:type="line" svg:x1="163.342cm" svg:y1="34.824cm" svg:x2="164.354cm" svg:y2="35.539cm" draw:start-shape="id8" draw:start-glue-point="1" draw:end-shape="id9" draw:end-glue-point="6" svg:d="M163342 34824l1012 715" svg:viewBox="0 0 1013 716">
            <text:p/>
          </draw:connector>
          <draw:custom-shape draw:style-name="gr4" draw:text-style-name="P1" xml:id="id11" draw:id="id11" draw:layer="layout" svg:width="2.589cm" svg:height="0.755cm" svg:x="162.254cm" svg:y="29.547cm">
            <text:p text:style-name="P1">conforms_to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Relation" draw:text-style-name="P1" draw:layer="layout" draw:type="line" svg:x1="163.695cm" svg:y1="31.25cm" svg:x2="163.548cm" svg:y2="30.302cm" draw:start-shape="id10" draw:start-glue-point="11" draw:end-shape="id11" draw:end-glue-point="2" svg:d="M163695 31250l-147-948" svg:viewBox="0 0 148 949">
            <text:p/>
          </draw:connector>
          <draw:connector draw:style-name="Relation" draw:text-style-name="P1" draw:layer="layout" draw:type="line" svg:x1="163.548cm" svg:y1="29.547cm" svg:x2="165.266cm" svg:y2="27.372cm" draw:start-shape="id11" draw:start-glue-point="0" svg:d="M163548 29547l1718-2175" svg:viewBox="0 0 1719 2176">
            <text:p/>
          </draw:connector>
          <draw:custom-shape draw:style-name="gr4" xml:id="id12" draw:id="id12" draw:layer="layout" svg:width="1.878cm" svg:height="0.755cm" svg:x="150.512cm" svg:y="32.56cm">
            <text:p>contain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Relation" draw:text-style-name="P1" draw:layer="layout" draw:type="line" svg:x1="152.39cm" svg:y1="32.937cm" svg:x2="152.508cm" svg:y2="32.915cm" draw:start-shape="id12" draw:start-glue-point="1" draw:end-shape="id13" draw:end-glue-point="6" svg:d="M152390 32937l118-22" svg:viewBox="0 0 119 23">
            <text:p/>
          </draw:connector>
          <draw:connector draw:style-name="Relation" draw:text-style-name="P1" draw:layer="layout" draw:type="line" svg:x1="151.449cm" svg:y1="33.791cm" svg:x2="151.451cm" svg:y2="33.315cm" draw:start-shape="id5" draw:start-glue-point="4" draw:end-shape="id12" draw:end-glue-point="2" svg:d="M151449 33791l2-476" svg:viewBox="0 0 3 477">
            <text:p/>
          </draw:connector>
          <draw:custom-shape draw:style-name="gr4" draw:text-style-name="P1" xml:id="id14" draw:id="id14" draw:layer="layout" svg:width="2.013cm" svg:height="0.755cm" svg:x="156.342cm" svg:y="29.56cm">
            <text:p text:style-name="P1">identifi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Relation" draw:text-style-name="P1" draw:layer="layout" draw:type="line" svg:x1="157.348cm" svg:y1="29.56cm" svg:x2="157.265cm" svg:y2="25.688cm" draw:start-shape="id14" draw:start-glue-point="0" svg:d="M157348 29560l-83-3872" svg:viewBox="0 0 84 3873">
            <text:p/>
          </draw:connector>
          <draw:custom-shape draw:style-name="gr5" draw:text-style-name="P1" xml:id="id13" draw:id="id13" draw:layer="layout" svg:width="2.686cm" svg:height="1.505cm" svg:x="152.508cm" svg:y="32.162cm">
            <text:p text:style-name="P1">UBX</text:p>
            <text:p text:style-name="P1">Datatyp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Relation" draw:text-style-name="P1" draw:layer="layout" draw:type="line" svg:x1="157.354cm" svg:y1="30.917cm" svg:x2="157.348cm" svg:y2="30.315cm" draw:start-shape="id15" draw:start-glue-point="4" draw:end-shape="id14" draw:end-glue-point="2" svg:d="M157354 30917l-6-602" svg:viewBox="0 0 7 603">
            <text:p/>
          </draw:connector>
          <draw:custom-shape draw:style-name="gr4" xml:id="id16" draw:id="id16" draw:layer="layout" svg:width="1.878cm" svg:height="0.755cm" svg:x="155.299cm" svg:y="32.56cm">
            <text:p>contain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Relation" draw:text-style-name="P1" draw:layer="layout" draw:type="line" svg:x1="156.238cm" svg:y1="32.56cm" svg:x2="157.354cm" svg:y2="31.812cm" draw:start-shape="id16" draw:start-glue-point="0" draw:end-shape="id15" draw:end-glue-point="8" svg:d="M156238 32560l1116-748" svg:viewBox="0 0 1117 749">
            <text:p/>
          </draw:connector>
          <draw:connector draw:style-name="Relation" draw:text-style-name="P1" draw:layer="layout" draw:type="line" svg:x1="155.194cm" svg:y1="32.915cm" svg:x2="155.299cm" svg:y2="32.937cm" draw:start-shape="id13" draw:start-glue-point="10" draw:end-shape="id16" draw:end-glue-point="3" svg:d="M155194 32915l105 22" svg:viewBox="0 0 106 23">
            <text:p/>
          </draw:connector>
          <draw:custom-shape draw:style-name="gr5" xml:id="id15" draw:id="id15" draw:layer="layout" svg:width="2.746cm" svg:height="0.895cm" svg:x="155.981cm" svg:y="30.917cm">
            <text:p>Metadat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18" draw:id="id18" draw:layer="layout" svg:width="2.589cm" svg:height="0.755cm" svg:x="153.254cm" svg:y="29.56cm">
            <text:p text:style-name="P1">conforms_to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Relation" draw:text-style-name="P1" draw:layer="layout" draw:type="line" svg:x1="154.556cm" svg:y1="30.918cm" svg:x2="154.548cm" svg:y2="30.315cm" draw:start-shape="id17" draw:start-glue-point="4" draw:end-shape="id18" draw:end-glue-point="2" svg:d="M154556 30918l-8-603" svg:viewBox="0 0 9 604">
            <text:p/>
          </draw:connector>
          <draw:connector draw:style-name="Relation" draw:text-style-name="P1" draw:layer="layout" draw:type="line" svg:x1="154.548cm" svg:y1="29.56cm" svg:x2="152.608cm" svg:y2="28.155cm" draw:start-shape="id18" draw:start-glue-point="0" svg:d="M154548 29560l-1940-1405" svg:viewBox="0 0 1941 1406">
            <text:p/>
          </draw:connector>
          <draw:custom-shape draw:style-name="gr5" xml:id="id17" draw:id="id17" draw:layer="layout" svg:width="1.524cm" svg:height="0.895cm" svg:x="153.794cm" svg:y="30.918cm">
            <text:p>Dat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Relation" draw:text-style-name="P1" draw:layer="layout" draw:type="line" svg:x1="156.238cm" svg:y1="32.56cm" svg:x2="155.095cm" svg:y2="31.682cm" draw:start-shape="id16" draw:start-glue-point="0" draw:end-shape="id17" draw:end-glue-point="9" svg:d="M156238 32560l-1143-878" svg:viewBox="0 0 1144 879">
            <text:p/>
          </draw:connector>
          <draw:custom-shape draw:style-name="gr4" xml:id="id22" draw:id="id22" draw:layer="layout" svg:width="1.878cm" svg:height="0.755cm" svg:x="164.412cm" svg:y="33.861cm">
            <text:p>contain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xml:id="id21" draw:id="id21" draw:layer="layout" svg:width="2.686cm" svg:height="1.505cm" svg:x="163.308cm" svg:y="31.564cm">
            <text:p text:style-name="P1">UBX</text:p>
            <text:p text:style-name="P1">Datatyp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xml:id="id19" draw:id="id19" draw:layer="layout" svg:width="1.878cm" svg:height="0.755cm" svg:x="161.199cm" svg:y="32.461cm">
            <text:p>contain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Relation" draw:text-style-name="P1" draw:layer="layout" draw:type="line" svg:x1="162.138cm" svg:y1="32.461cm" svg:x2="161.154cm" svg:y2="32.013cm" draw:start-shape="id19" draw:start-glue-point="0" draw:end-shape="id20" draw:end-glue-point="8" svg:d="M162138 32461l-984-448" svg:viewBox="0 0 985 449">
            <text:p/>
          </draw:connector>
          <draw:connector draw:style-name="Relation" draw:text-style-name="P1" draw:layer="layout" draw:type="line" svg:x1="163.701cm" svg:y1="32.849cm" svg:x2="163.077cm" svg:y2="32.838cm" draw:start-shape="id21" draw:start-glue-point="7" draw:end-shape="id19" draw:end-glue-point="1" svg:d="M163701 32849l-624-11" svg:viewBox="0 0 625 12">
            <text:p/>
          </draw:connector>
          <draw:custom-shape draw:style-name="gr5" xml:id="id20" draw:id="id20" draw:layer="layout" svg:width="2.746cm" svg:height="0.895cm" svg:x="159.781cm" svg:y="31.118cm">
            <text:p>Metadat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xml:id="id10" draw:id="id10" draw:layer="layout" svg:width="1.524cm" svg:height="0.895cm" svg:x="162.394cm" svg:y="31.119cm">
            <text:p>Dat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Relation" draw:text-style-name="P1" draw:layer="layout" draw:type="line" svg:x1="162.138cm" svg:y1="32.461cm" svg:x2="163.156cm" svg:y2="32.014cm" draw:start-shape="id19" draw:start-glue-point="0" draw:end-shape="id10" draw:end-glue-point="8" svg:d="M162138 32461l1018-447" svg:viewBox="0 0 1019 448">
            <text:p/>
          </draw:connector>
          <draw:connector draw:style-name="Relation" draw:text-style-name="P1" draw:layer="layout" draw:type="line" svg:x1="165.35cm" svg:y1="35.091cm" svg:x2="165.351cm" svg:y2="34.616cm" draw:start-shape="id9" draw:start-glue-point="4" draw:end-shape="id22" draw:end-glue-point="2" svg:d="M165350 35091l1-475" svg:viewBox="0 0 2 476">
            <text:p/>
          </draw:connector>
          <draw:connector draw:style-name="Relation" draw:text-style-name="P1" draw:layer="layout" draw:type="line" svg:x1="165.351cm" svg:y1="33.861cm" svg:x2="165.601cm" svg:y2="32.849cm" draw:start-shape="id22" draw:start-glue-point="0" draw:end-shape="id21" draw:end-glue-point="9" svg:d="M165351 33861l250-1012" svg:viewBox="0 0 251 1013">
            <text:p/>
          </draw:connector>
          <draw:custom-shape draw:style-name="gr4" draw:text-style-name="P1" xml:id="id23" draw:id="id23" draw:layer="layout" svg:width="2.013cm" svg:height="0.755cm" svg:x="160.142cm" svg:y="29.573cm">
            <text:p text:style-name="P1">identifi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Relation" draw:text-style-name="P1" draw:layer="layout" draw:type="line" svg:x1="161.148cm" svg:y1="29.573cm" svg:x2="162.328cm" svg:y2="23.544cm" draw:start-shape="id23" draw:start-glue-point="0" svg:d="M161148 29573l1180-6029" svg:viewBox="0 0 1181 6030">
            <text:p/>
          </draw:connector>
          <draw:connector draw:style-name="Relation" draw:text-style-name="P1" draw:layer="layout" draw:type="line" svg:x1="161.154cm" svg:y1="31.118cm" svg:x2="161.148cm" svg:y2="30.328cm" draw:start-shape="id20" draw:start-glue-point="4" draw:end-shape="id23" draw:end-glue-point="2" svg:d="M161154 31118l-6-790" svg:viewBox="0 0 7 791">
            <text:p/>
          </draw:connector>
        </draw:g>
        <draw:custom-shape draw:style-name="gr6" draw:text-style-name="P1" xml:id="id24" draw:id="id24" draw:layer="layout" svg:width="2.23cm" svg:height="2.117cm" svg:x="104.169cm" svg:y="47.077cm">
          <text:p text:style-name="P1">Kalman</text:p>
          <text:p text:style-name="P1">Filter</text:p>
          <text:p text:style-name="P1">Predi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1" draw:id="id31" draw:layer="layout" svg:width="2.165cm" svg:height="1.505cm" svg:x="108.199cm" svg:y="53.762cm">
          <text:p text:style-name="P1">Control</text:p>
          <text:p text:style-name="P1">A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105.284cm" svg:y1="49.194cm" svg:x2="105.271cm" svg:y2="50.469cm" draw:start-shape="id24" draw:start-glue-point="8" draw:end-shape="id25" draw:end-glue-point="0" svg:d="M105284 49194l-13 1275" svg:viewBox="0 0 14 1276">
          <text:p/>
        </draw:connector>
        <draw:custom-shape draw:style-name="gr4" draw:text-style-name="P1" xml:id="id26" draw:id="id26" draw:layer="layout" svg:width="1.641cm" svg:height="0.755cm" svg:x="100.599cm" svg:y="47.762cm">
          <text:p text:style-name="P1">retur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104.169cm" svg:y1="48.136cm" svg:x2="102.24cm" svg:y2="48.139cm" draw:start-shape="id24" draw:start-glue-point="6" draw:end-shape="id26" draw:end-glue-point="1" svg:d="M104169 48136l-1929 3" svg:viewBox="0 0 1930 4">
          <text:p/>
        </draw:connector>
        <draw:custom-shape draw:style-name="gr6" draw:text-style-name="P1" xml:id="id27" draw:id="id27" draw:layer="layout" svg:width="2.23cm" svg:height="2.117cm" svg:x="98.669cm" svg:y="43.357cm">
          <text:p text:style-name="P1">Kalman</text:p>
          <text:p text:style-name="P1">Filter</text:p>
          <text:p text:style-name="P1">Up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8" draw:id="id28" draw:layer="layout" svg:width="1.636cm" svg:height="0.755cm" svg:x="93.352cm" svg:y="43.149cm">
          <text:p text:style-name="P1">requ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98.669cm" svg:y1="44.416cm" svg:x2="94.988cm" svg:y2="43.526cm" draw:start-shape="id27" draw:start-glue-point="6" draw:end-shape="id28" draw:end-glue-point="1" svg:d="M98669 44416l-3681-890" svg:viewBox="0 0 3682 891">
          <text:p/>
        </draw:connector>
        <draw:connector draw:style-name="Relation" draw:text-style-name="P1" draw:layer="layout" draw:type="line" svg:x1="100.599cm" svg:y1="48.139cm" svg:x2="95.52cm" svg:y2="52.156cm" draw:start-shape="id26" draw:start-glue-point="3" draw:end-shape="id29" draw:end-glue-point="11" svg:d="M100599 48139l-5079 4017" svg:viewBox="0 0 5080 4018">
          <text:p/>
        </draw:connector>
        <draw:custom-shape draw:style-name="gr4" draw:text-style-name="P1" xml:id="id30" draw:id="id30" draw:layer="layout" svg:width="1.641cm" svg:height="0.755cm" svg:x="94.949cm" svg:y="45.249cm">
          <text:p text:style-name="P1">retur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95.769cm" svg:y1="46.004cm" svg:x2="94.799cm" svg:y2="51.936cm" draw:start-shape="id30" draw:start-glue-point="2" draw:end-shape="id29" draw:end-glue-point="4" svg:d="M95769 46004l-970 5932" svg:viewBox="0 0 971 5933">
          <text:p/>
        </draw:connector>
        <draw:connector draw:style-name="Relation" draw:text-style-name="P1" draw:layer="layout" draw:type="line" svg:x1="98.669cm" svg:y1="44.416cm" svg:x2="96.59cm" svg:y2="45.626cm" draw:start-shape="id27" draw:start-glue-point="6" draw:end-shape="id30" draw:end-glue-point="1" svg:d="M98669 44416l-2079 1210" svg:viewBox="0 0 2080 1211">
          <text:p/>
        </draw:connector>
        <draw:custom-shape draw:style-name="gr7" draw:text-style-name="P1" xml:id="id32" draw:id="id32" draw:layer="layout" svg:width="2.07cm" svg:height="1.505cm" svg:x="91.529cm" svg:y="40.162cm">
          <text:p text:style-name="P1">Sensor</text:p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3" draw:id="id33" draw:layer="layout" svg:width="2.07cm" svg:height="1.505cm" svg:x="94.899cm" svg:y="40.162cm">
          <text:p text:style-name="P1">Sensor</text:p>
          <text:p text:style-name="P1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105.271cm" svg:y1="51.224cm" svg:x2="108.516cm" svg:y2="53.982cm" draw:start-shape="id25" draw:start-glue-point="2" draw:end-shape="id31" draw:end-glue-point="5" svg:d="M105271 51224l3245 2758" svg:viewBox="0 0 3246 2759">
          <text:p/>
        </draw:connector>
        <draw:custom-shape draw:style-name="gr7" draw:text-style-name="P1" xml:id="id122" draw:id="id122" draw:layer="layout" svg:width="2.038cm" svg:height="1.505cm" svg:x="104.299cm" svg:y="54.257cm">
          <text:p text:style-name="P1">Copter</text:p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105.271cm" svg:y1="51.224cm" svg:x2="95.818cm" svg:y2="52.689cm" draw:start-shape="id25" draw:start-glue-point="2" draw:end-shape="id29" draw:end-glue-point="10" svg:d="M105271 51224l-9453 1465" svg:viewBox="0 0 9454 1466">
          <text:p/>
        </draw:connector>
        <draw:connector draw:style-name="Relation" draw:text-style-name="P1" draw:layer="layout" draw:type="line" svg:x1="94.17cm" svg:y1="43.149cm" svg:x2="93.296cm" svg:y2="41.447cm" draw:start-shape="id28" draw:start-glue-point="0" draw:end-shape="id32" draw:end-glue-point="9" svg:d="M94170 43149l-874-1702" svg:viewBox="0 0 875 1703">
          <text:p/>
        </draw:connector>
        <draw:connector draw:style-name="Relation" draw:text-style-name="P1" draw:layer="layout" draw:type="line" svg:x1="94.17cm" svg:y1="43.149cm" svg:x2="95.202cm" svg:y2="41.447cm" draw:start-shape="id28" draw:start-glue-point="0" draw:end-shape="id33" draw:end-glue-point="7" svg:d="M94170 43149l1032-1702" svg:viewBox="0 0 1033 1703">
          <text:p/>
        </draw:connector>
        <draw:custom-shape draw:style-name="gr6" draw:text-style-name="P1" xml:id="id34" draw:id="id34" draw:layer="layout" svg:width="1.339cm" svg:height="0.895cm" svg:x="73.107cm" svg:y="30.154cm">
          <text:p text:style-name="P1">Q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73.777cm" svg:y1="30.154cm" svg:x2="73.778cm" svg:y2="29.017cm" draw:start-shape="id34" draw:start-glue-point="4" draw:end-shape="id35" draw:end-glue-point="2" svg:d="M73777 30154l1-1137" svg:viewBox="0 0 2 1138">
          <text:p/>
        </draw:connector>
        <draw:custom-shape draw:style-name="gr4" draw:text-style-name="P1" xml:id="id35" draw:id="id35" draw:layer="layout" svg:width="1.641cm" svg:height="0.755cm" svg:x="72.958cm" svg:y="28.262cm">
          <text:p text:style-name="P1">return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6" draw:id="id36" draw:layer="layout" svg:width="1.636cm" svg:height="0.755cm" svg:x="72.999cm" svg:y="32.262cm">
          <text:p text:style-name="P1">requ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73.777cm" svg:y1="31.049cm" svg:x2="73.817cm" svg:y2="32.262cm" draw:start-shape="id34" draw:start-glue-point="8" draw:end-shape="id36" draw:end-glue-point="0" svg:d="M73777 31049l40 1213" svg:viewBox="0 0 41 1214">
          <text:p/>
        </draw:connector>
        <draw:connector draw:style-name="Relation" draw:text-style-name="P1" draw:layer="layout" draw:type="line" svg:x1="73.817cm" svg:y1="33.017cm" svg:x2="94.078cm" svg:y2="52.156cm" draw:start-shape="id36" draw:start-glue-point="2" draw:end-shape="id29" draw:end-glue-point="5" svg:d="M73817 33017l20261 19139" svg:viewBox="0 0 20262 19140">
          <text:p/>
        </draw:connector>
        <draw:connector draw:style-name="Relation" draw:text-style-name="P1" draw:layer="layout" draw:line-skew="-13.186cm" svg:x1="73.817cm" svg:y1="33.017cm" svg:x2="41.203cm" svg:y2="63.18cm" draw:start-shape="id36" draw:start-glue-point="2" draw:end-shape="id37" draw:end-glue-point="5" svg:d="M73817 33017v1760h-32614v28403" svg:viewBox="0 0 32615 30164">
          <text:p/>
        </draw:connector>
        <draw:custom-shape draw:style-name="gr7" draw:text-style-name="P1" xml:id="id38" draw:id="id38" draw:layer="layout" svg:width="2.561cm" svg:height="2.115cm" svg:x="72.538cm" svg:y="25.162cm">
          <text:p text:style-name="P1">SetPoint</text:p>
          <text:p text:style-name="P1">State</text:p>
          <text:p text:style-name="P1">Dist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73.778cm" svg:y1="28.262cm" svg:x2="73.819cm" svg:y2="27.277cm" draw:start-shape="id35" draw:start-glue-point="0" draw:end-shape="id38" draw:end-glue-point="8" svg:d="M73778 28262l41-985" svg:viewBox="0 0 42 986">
          <text:p/>
        </draw:connector>
        <draw:custom-shape draw:style-name="gr8" draw:text-style-name="P1" xml:id="id39" draw:id="id39" draw:layer="layout" svg:width="2.561cm" svg:height="1.505cm" svg:x="69.299cm" svg:y="31.862cm">
          <text:p text:style-name="P1">Distance</text:p>
          <text:p text:style-name="P1">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72.999cm" svg:y1="32.639cm" svg:x2="71.86cm" svg:y2="32.615cm" draw:start-shape="id36" draw:start-glue-point="3" draw:end-shape="id39" draw:end-glue-point="10" svg:d="M72999 32639l-1139-24" svg:viewBox="0 0 1140 25">
          <text:p/>
        </draw:connector>
        <draw:frame draw:style-name="gr9" draw:layer="layout" svg:width="10.078cm" svg:height="1.673cm" svg:x="62.637cm" svg:y="29.697cm">
          <draw:text-box>
            <text:p>TODO: “Distance function” is</text:p>
            <text:p>not actually a data but <text:s/>a function</text:p>
          </draw:text-box>
        </draw:frame>
        <draw:custom-shape draw:style-name="gr10" draw:text-style-name="P1" xml:id="id146" draw:id="id146" draw:layer="layout" svg:width="2.846cm" svg:height="0.895cm" svg:x="118.783cm" svg:y="59.938cm">
          <text:p text:style-name="P1"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0" draw:id="id40" draw:layer="layout" svg:width="1.878cm" svg:height="0.755cm" svg:x="101.394cm" svg:y="52.339cm">
          <text:p text:style-name="P1">cont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41" draw:id="id41" draw:layer="layout" svg:width="2.038cm" svg:height="1.505cm" svg:x="98.286cm" svg:y="53.355cm">
          <text:p text:style-name="P1">Copter</text:p>
          <text:p text:style-name="P1">M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2" draw:id="id42" draw:layer="layout" svg:width="2.038cm" svg:height="1.505cm" svg:x="100.064cm" svg:y="54.752cm">
          <text:p text:style-name="P1">Copter</text:p>
          <text:p text:style-name="P1">Inert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3" draw:id="id43" draw:layer="layout" svg:width="2.717cm" svg:height="1.505cm" svg:x="101.952cm" svg:y="55.995cm">
          <text:p text:style-name="P1">Sampling</text:p>
          <text:p text:style-name="P1">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102.333cm" svg:y1="53.094cm" svg:x2="99.305cm" svg:y2="53.355cm" draw:start-shape="id40" draw:start-glue-point="2" draw:end-shape="id41" draw:end-glue-point="4" svg:d="M102333 53094l-3028 261" svg:viewBox="0 0 3029 262">
          <text:p/>
        </draw:connector>
        <draw:connector draw:style-name="Relation" draw:text-style-name="P1" draw:layer="layout" draw:type="line" svg:x1="102.333cm" svg:y1="53.094cm" svg:x2="101.083cm" svg:y2="54.752cm" draw:start-shape="id40" draw:start-glue-point="2" draw:end-shape="id42" draw:end-glue-point="4" svg:d="M102333 53094l-1250 1658" svg:viewBox="0 0 1251 1659">
          <text:p/>
        </draw:connector>
        <draw:connector draw:style-name="Relation" draw:text-style-name="P1" draw:layer="layout" draw:type="line" svg:x1="102.333cm" svg:y1="53.094cm" svg:x2="103.311cm" svg:y2="55.995cm" draw:start-shape="id40" draw:start-glue-point="2" draw:end-shape="id43" draw:end-glue-point="4" svg:d="M102333 53094l978 2901" svg:viewBox="0 0 979 2902">
          <text:p/>
        </draw:connector>
        <draw:custom-shape draw:style-name="gr6" draw:text-style-name="P1" xml:id="id44" draw:id="id44" draw:layer="layout" svg:width="3.285cm" svg:height="1.505cm" svg:x="56.374cm" svg:y="45.023cm">
          <text:p text:style-name="P1">Trajectories</text:p>
          <text:p text:style-name="P1">Gen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59.659cm" svg:y1="45.776cm" svg:x2="61.185cm" svg:y2="45.747cm" draw:start-shape="id44" draw:start-glue-point="10" draw:end-shape="id45" draw:end-glue-point="3" svg:d="M59659 45776l1526-29" svg:viewBox="0 0 1527 30">
          <text:p/>
        </draw:connector>
        <draw:custom-shape draw:style-name="gr4" draw:text-style-name="P1" xml:id="id45" draw:id="id45" draw:layer="layout" svg:width="1.636cm" svg:height="0.755cm" svg:x="61.185cm" svg:y="45.37cm">
          <text:p text:style-name="P1">requ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6" draw:id="id46" draw:layer="layout" svg:width="1.641cm" svg:height="0.755cm" svg:x="53.682cm" svg:y="45.41cm">
          <text:p text:style-name="P1">retur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56.374cm" svg:y1="45.776cm" svg:x2="55.323cm" svg:y2="45.787cm" draw:start-shape="id44" draw:start-glue-point="6" draw:end-shape="id46" draw:end-glue-point="1" svg:d="M56374 45776l-1051 11" svg:viewBox="0 0 1052 12">
          <text:p/>
        </draw:connector>
        <draw:connector draw:style-name="Relation" draw:text-style-name="P1" draw:layer="layout" draw:type="line" svg:x1="53.682cm" svg:y1="45.787cm" svg:x2="42.119cm" svg:y2="62.96cm" draw:start-shape="id46" draw:start-glue-point="3" draw:end-shape="id37" draw:end-glue-point="4" svg:d="M53682 45787l-11563 17173" svg:viewBox="0 0 11564 17174">
          <text:p/>
        </draw:connector>
        <draw:frame draw:style-name="gr11" draw:layer="layout" svg:width="13.888cm" svg:height="3.095cm" svg:x="53.836cm" svg:y="41.351cm">
          <draw:text-box>
            <text:p>TODO: Trajectory generator is a continuos</text:p>
            <text:p>function with continuous derivative up to order...</text:p>
            <text:p>---------------------</text:p>
            <text:p>=&gt; TODO: implement constraints</text:p>
          </draw:text-box>
        </draw:frame>
        <draw:custom-shape draw:style-name="gr7" draw:text-style-name="P1" xml:id="id29" draw:id="id29" draw:layer="layout" svg:width="2.038cm" svg:height="1.505cm" svg:x="93.78cm" svg:y="51.936cm">
          <text:p text:style-name="P1">Copter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7" draw:id="id47" draw:layer="layout" svg:width="1.878cm" svg:height="0.755cm" svg:x="91.083cm" svg:y="62.74cm">
          <text:p text:style-name="P1">cont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48" draw:id="id48" draw:layer="layout" svg:width="2.328cm" svg:height="1.505cm" svg:x="87.743cm" svg:y="60.335cm">
          <text:p text:style-name="P1">Linear</text:p>
          <text:p text:style-name="P1">Velo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9" draw:id="id49" draw:layer="layout" svg:width="2.296cm" svg:height="1.505cm" svg:x="87.257cm" svg:y="58.335cm">
          <text:p text:style-name="P1">Linear</text:p>
          <text:p text:style-name="P1">Pos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91.083cm" svg:y1="63.117cm" svg:x2="90.071cm" svg:y2="61.088cm" draw:start-shape="id47" draw:start-glue-point="3" draw:end-shape="id48" draw:end-glue-point="10" svg:d="M91083 63117l-1012-2029" svg:viewBox="0 0 1013 2030">
          <text:p/>
        </draw:connector>
        <draw:connector draw:style-name="Relation" draw:text-style-name="P1" draw:layer="layout" draw:type="line" svg:x1="91.083cm" svg:y1="63.117cm" svg:x2="89.553cm" svg:y2="59.088cm" draw:start-shape="id47" draw:start-glue-point="3" draw:end-shape="id49" draw:end-glue-point="10" svg:d="M91083 63117l-1530-4029" svg:viewBox="0 0 1531 4030">
          <text:p/>
        </draw:connector>
        <draw:custom-shape draw:style-name="gr7" draw:text-style-name="P1" xml:id="id50" draw:id="id50" draw:layer="layout" svg:width="3.668cm" svg:height="1.505cm" svg:x="86.872cm" svg:y="62.335cm">
          <text:p text:style-name="P1">Linear</text:p>
          <text:p text:style-name="P1">Accelle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xml:id="id52" draw:id="id52" draw:layer="layout" svg:width="2.328cm" svg:height="1.505cm" svg:x="87.242cm" svg:y="66.335cm">
          <text:p>Angular</text:p>
          <text:p>Velo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1" draw:id="id51" draw:layer="layout" svg:width="2.309cm" svg:height="1.505cm" svg:x="87.552cm" svg:y="64.335cm">
          <text:p text:style-name="P1">Angular</text:p>
          <text:p text:style-name="P1">Pos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xml:id="id53" draw:id="id53" draw:layer="layout" svg:width="3.668cm" svg:height="1.505cm" svg:x="87.372cm" svg:y="68.335cm">
          <text:p>Angular</text:p>
          <text:p>Accelle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91.083cm" svg:y1="63.117cm" svg:x2="90.54cm" svg:y2="63.088cm" draw:start-shape="id47" draw:start-glue-point="3" draw:end-shape="id50" draw:end-glue-point="10" svg:d="M91083 63117l-543-29" svg:viewBox="0 0 544 30">
          <text:p/>
        </draw:connector>
        <draw:connector draw:style-name="Relation" draw:text-style-name="P1" draw:layer="layout" draw:type="line" svg:x1="91.083cm" svg:y1="63.117cm" svg:x2="89.861cm" svg:y2="65.088cm" draw:start-shape="id47" draw:end-shape="id51" draw:end-glue-point="10" svg:d="M91083 63117l-1222 1971" svg:viewBox="0 0 1223 1972">
          <text:p/>
        </draw:connector>
        <draw:connector draw:style-name="Relation" draw:text-style-name="P1" draw:layer="layout" draw:type="line" svg:x1="91.083cm" svg:y1="63.117cm" svg:x2="89.57cm" svg:y2="67.088cm" draw:start-shape="id47" draw:start-glue-point="3" draw:end-shape="id52" draw:end-glue-point="10" svg:d="M91083 63117l-1513 3971" svg:viewBox="0 0 1514 3972">
          <text:p/>
        </draw:connector>
        <draw:connector draw:style-name="Relation" draw:text-style-name="P1" draw:layer="layout" draw:type="line" svg:x1="91.083cm" svg:y1="63.117cm" svg:x2="91.04cm" svg:y2="69.088cm" draw:start-shape="id47" draw:start-glue-point="3" draw:end-shape="id53" draw:end-glue-point="10" svg:d="M91083 63117l-43 5971" svg:viewBox="0 0 44 5972">
          <text:p/>
        </draw:connector>
        <draw:custom-shape draw:style-name="gr7" draw:text-style-name="P1" xml:id="id55" draw:id="id55" draw:layer="layout" svg:width="3.206cm" svg:height="2.117cm" svg:x="94.293cm" svg:y="59.1cm">
          <text:p text:style-name="P1">Copter</text:p>
          <text:p text:style-name="P1">State</text:p>
          <text:p text:style-name="P1">Covari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4" draw:id="id54" draw:layer="layout" svg:width="1.878cm" svg:height="0.755cm" svg:x="93.805cm" svg:y="56.362cm">
          <text:p text:style-name="P1">cont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94.799cm" svg:y1="53.441cm" svg:x2="94.744cm" svg:y2="56.362cm" draw:start-shape="id29" draw:start-glue-point="8" draw:end-shape="id54" draw:end-glue-point="0" svg:d="M94799 53441l-55 2921" svg:viewBox="0 0 56 2922">
          <text:p/>
        </draw:connector>
        <draw:connector draw:style-name="Relation" draw:text-style-name="P1" draw:layer="layout" draw:type="line" svg:x1="94.744cm" svg:y1="57.117cm" svg:x2="94.762cm" svg:y2="59.41cm" draw:start-shape="id54" draw:start-glue-point="2" draw:end-shape="id55" draw:end-glue-point="5" svg:d="M94744 57117l18 2293" svg:viewBox="0 0 19 2294">
          <text:p/>
        </draw:connector>
        <draw:custom-shape draw:style-name="gr7" draw:text-style-name="P1" xml:id="id56" draw:id="id56" draw:layer="layout" svg:width="2.038cm" svg:height="2.117cm" svg:x="91.045cm" svg:y="59.032cm">
          <text:p text:style-name="P1">Copter</text:p>
          <text:p text:style-name="P1">State</text:p>
          <text:p text:style-name="P1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94.744cm" svg:y1="57.117cm" svg:x2="92.785cm" svg:y2="59.342cm" draw:start-shape="id54" draw:start-glue-point="2" draw:end-shape="id56" draw:end-glue-point="11" svg:d="M94744 57117l-1959 2225" svg:viewBox="0 0 1960 2226">
          <text:p/>
        </draw:connector>
        <draw:connector draw:style-name="Relation" draw:text-style-name="P1" draw:layer="layout" draw:type="line" svg:x1="92.064cm" svg:y1="61.149cm" svg:x2="92.022cm" svg:y2="62.74cm" draw:start-shape="id56" draw:start-glue-point="8" draw:end-shape="id47" draw:end-glue-point="0" svg:d="M92064 61149l-42 1591" svg:viewBox="0 0 43 1592">
          <text:p/>
        </draw:connector>
        <draw:custom-shape draw:style-name="gr12" draw:text-style-name="P1" xml:id="id58" draw:id="id58" draw:layer="layout" svg:width="3.206cm" svg:height="1.505cm" svg:x="94.208cm" svg:y="63.514cm">
          <text:p text:style-name="P1">Covariance</text:p>
          <text:p text:style-name="P1">Matr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7" draw:id="id57" draw:layer="layout" svg:width="1.674cm" svg:height="0.755cm" svg:x="95.007cm" svg:y="61.962cm">
          <text:p text:style-name="P1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95.844cm" svg:y1="61.962cm" svg:x2="95.896cm" svg:y2="61.217cm" draw:start-shape="id57" draw:start-glue-point="0" draw:end-shape="id55" draw:end-glue-point="8" svg:d="M95844 61962l52-745" svg:viewBox="0 0 53 746">
          <text:p/>
        </draw:connector>
        <draw:connector draw:style-name="Relation" draw:text-style-name="P1" draw:layer="layout" draw:type="line" svg:x1="95.811cm" svg:y1="63.514cm" svg:x2="95.844cm" svg:y2="62.717cm" draw:start-shape="id58" draw:start-glue-point="4" draw:end-shape="id57" draw:end-glue-point="2" svg:d="M95811 63514l33-797" svg:viewBox="0 0 34 798">
          <text:p/>
        </draw:connector>
        <draw:custom-shape draw:style-name="gr12" draw:text-style-name="P1" xml:id="id59" draw:id="id59" draw:layer="layout" svg:width="4.403cm" svg:height="2.727cm" svg:x="70.61cm" svg:y="55.63cm">
          <text:p text:style-name="P1">3<text:span text:style-name="T1">×</text:span>1 vector</text:p>
          <text:p text:style-name="P1">[x y z]<text:span text:style-name="T2">ᵀ</text:span></text:p>
          <text:p text:style-name="P1">Unit: m</text:p>
          <text:p text:style-name="P1">Ref. frame: wrf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75.013cm" svg:y1="56.994cm" svg:x2="84.007cm" svg:y2="57.039cm" draw:start-shape="id59" draw:start-glue-point="10" draw:end-shape="id60" draw:end-glue-point="3" svg:d="M75013 56994l8994 45" svg:viewBox="0 0 8995 46">
          <text:p/>
        </draw:connector>
        <draw:custom-shape draw:style-name="gr4" draw:text-style-name="P1" xml:id="id60" draw:id="id60" draw:layer="layout" svg:width="1.674cm" svg:height="0.755cm" svg:x="84.007cm" svg:y="56.662cm">
          <text:p text:style-name="P1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85.681cm" svg:y1="57.039cm" svg:x2="87.257cm" svg:y2="59.088cm" draw:start-shape="id60" draw:start-glue-point="1" draw:end-shape="id49" draw:end-glue-point="6" svg:d="M85681 57039l1576 2049" svg:viewBox="0 0 1577 2050">
          <text:p/>
        </draw:connector>
        <draw:custom-shape draw:style-name="gr12" draw:text-style-name="P1" xml:id="id61" draw:id="id61" draw:layer="layout" svg:width="4.403cm" svg:height="2.727cm" svg:x="69.686cm" svg:y="58.431cm">
          <text:p text:style-name="P1">3<text:span text:style-name="T1">×</text:span>1 vector</text:p>
          <text:p text:style-name="P1">d/dt[x y z]<text:span text:style-name="T2">ᵀ</text:span></text:p>
          <text:p text:style-name="P1">Unit: m/s</text:p>
          <text:p text:style-name="P1">Ref. frame: wrf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74.089cm" svg:y1="59.795cm" svg:x2="84.183cm" svg:y2="59.84cm" draw:start-shape="id61" draw:start-glue-point="10" draw:end-shape="id62" draw:end-glue-point="3" svg:d="M74089 59795l10094 45" svg:viewBox="0 0 10095 46">
          <text:p/>
        </draw:connector>
        <draw:custom-shape draw:style-name="gr4" draw:text-style-name="P1" xml:id="id62" draw:id="id62" draw:layer="layout" svg:width="1.674cm" svg:height="0.755cm" svg:x="84.183cm" svg:y="59.463cm">
          <text:p text:style-name="P1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85.857cm" svg:y1="59.84cm" svg:x2="87.743cm" svg:y2="61.088cm" draw:start-shape="id62" draw:start-glue-point="1" draw:end-shape="id48" draw:end-glue-point="6" svg:d="M85857 59840l1886 1248" svg:viewBox="0 0 1887 1249">
          <text:p/>
        </draw:connector>
        <draw:custom-shape draw:style-name="gr12" draw:text-style-name="P1" xml:id="id63" draw:id="id63" draw:layer="layout" svg:width="4.403cm" svg:height="2.727cm" svg:x="70.586cm" svg:y="61.231cm">
          <text:p text:style-name="P1">3<text:span text:style-name="T1">×</text:span>1 vector</text:p>
          <text:p text:style-name="P1">d<text:span text:style-name="T3">²</text:span>/dt<text:span text:style-name="T1">²</text:span>[x y z<text:span text:style-name="T2">]ᵀ</text:span></text:p>
          <text:p text:style-name="P1">Unit: m/s<text:span text:style-name="T1">²</text:span></text:p>
          <text:p text:style-name="P1">Ref. frame: wrf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74.989cm" svg:y1="62.595cm" svg:x2="83.983cm" svg:y2="62.64cm" draw:start-shape="id63" draw:start-glue-point="10" draw:end-shape="id64" draw:end-glue-point="3" svg:d="M74989 62595l8994 45" svg:viewBox="0 0 8995 46">
          <text:p/>
        </draw:connector>
        <draw:custom-shape draw:style-name="gr4" draw:text-style-name="P1" xml:id="id64" draw:id="id64" draw:layer="layout" svg:width="1.674cm" svg:height="0.755cm" svg:x="83.983cm" svg:y="62.263cm">
          <text:p text:style-name="P1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85.657cm" svg:y1="62.64cm" svg:x2="86.872cm" svg:y2="63.088cm" draw:start-shape="id64" draw:start-glue-point="1" draw:end-shape="id50" draw:end-glue-point="6" svg:d="M85657 62640l1215 448" svg:viewBox="0 0 1216 449">
          <text:p/>
        </draw:connector>
        <draw:custom-shape draw:style-name="gr12" draw:text-style-name="P1" xml:id="id65" draw:id="id65" draw:layer="layout" svg:width="4.403cm" svg:height="2.727cm" svg:x="69.688cm" svg:y="64.03cm">
          <text:p text:style-name="P1">Rot. quaternion</text:p>
          <text:p text:style-name="P1">[w x y z]<text:span text:style-name="T2">ᵀ</text:span></text:p>
          <text:p text:style-name="P1">Unit: none</text:p>
          <text:p text:style-name="P1">Ref. frame: wrf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74.091cm" svg:y1="65.394cm" svg:x2="84.183cm" svg:y2="65.44cm" draw:start-shape="id65" draw:start-glue-point="10" draw:end-shape="id66" draw:end-glue-point="3" svg:d="M74091 65394l10092 46" svg:viewBox="0 0 10093 47">
          <text:p/>
        </draw:connector>
        <draw:custom-shape draw:style-name="gr4" draw:text-style-name="P1" xml:id="id66" draw:id="id66" draw:layer="layout" svg:width="1.674cm" svg:height="0.755cm" svg:x="84.183cm" svg:y="65.063cm">
          <text:p text:style-name="P1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85.857cm" svg:y1="65.44cm" svg:x2="87.552cm" svg:y2="65.088cm" draw:start-shape="id66" draw:start-glue-point="1" draw:end-shape="id51" draw:end-glue-point="6" svg:d="M85857 65440l1695-352" svg:viewBox="0 0 1696 353">
          <text:p/>
        </draw:connector>
        <draw:custom-shape draw:style-name="gr12" draw:text-style-name="P1" xml:id="id67" draw:id="id67" draw:layer="layout" svg:width="4.403cm" svg:height="2.727cm" svg:x="70.586cm" svg:y="66.83cm">
          <text:p text:style-name="P1">Rot. quat. </text:p>
          <text:p text:style-name="P1">d/dt[w x y z]<text:span text:style-name="T2">ᵀ</text:span></text:p>
          <text:p text:style-name="P1">Unit: 1/s</text:p>
          <text:p text:style-name="P1">Ref. frame: wrf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74.989cm" svg:y1="68.194cm" svg:x2="83.983cm" svg:y2="68.24cm" draw:start-shape="id67" draw:start-glue-point="10" draw:end-shape="id68" draw:end-glue-point="3" svg:d="M74989 68194l8994 46" svg:viewBox="0 0 8995 47">
          <text:p/>
        </draw:connector>
        <draw:custom-shape draw:style-name="gr4" draw:text-style-name="P1" xml:id="id68" draw:id="id68" draw:layer="layout" svg:width="1.674cm" svg:height="0.755cm" svg:x="83.983cm" svg:y="67.863cm">
          <text:p text:style-name="P1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85.657cm" svg:y1="68.24cm" svg:x2="87.242cm" svg:y2="67.088cm" draw:start-shape="id68" draw:start-glue-point="1" draw:end-shape="id52" draw:end-glue-point="6" svg:d="M85657 68240l1585-1152" svg:viewBox="0 0 1586 1153">
          <text:p/>
        </draw:connector>
        <draw:custom-shape draw:style-name="gr12" draw:text-style-name="P1" xml:id="id69" draw:id="id69" draw:layer="layout" svg:width="4.403cm" svg:height="2.727cm" svg:x="69.686cm" svg:y="69.63cm">
          <text:p text:style-name="P1">Rot. quat. d/dt</text:p>
          <text:p text:style-name="P1">d<text:span text:style-name="T1">²</text:span>/dt<text:span text:style-name="T1">²</text:span>[w x y z]<text:span text:style-name="T2">ᵀ</text:span></text:p>
          <text:p text:style-name="P1">Unit: 1/s<text:span text:style-name="T1">²</text:span></text:p>
          <text:p text:style-name="P1">Ref. frame: wrf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74.089cm" svg:y1="70.994cm" svg:x2="84.183cm" svg:y2="71.04cm" draw:start-shape="id69" draw:start-glue-point="10" draw:end-shape="id70" draw:end-glue-point="3" svg:d="M74089 70994l10094 46" svg:viewBox="0 0 10095 47">
          <text:p/>
        </draw:connector>
        <draw:custom-shape draw:style-name="gr4" draw:text-style-name="P1" xml:id="id70" draw:id="id70" draw:layer="layout" svg:width="1.674cm" svg:height="0.755cm" svg:x="84.183cm" svg:y="70.663cm">
          <text:p text:style-name="P1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85.857cm" svg:y1="71.04cm" svg:x2="87.372cm" svg:y2="69.088cm" draw:start-shape="id70" draw:start-glue-point="1" draw:end-shape="id53" draw:end-glue-point="6" svg:d="M85857 71040l1515-1952" svg:viewBox="0 0 1516 1953">
          <text:p/>
        </draw:connector>
        <draw:custom-shape draw:style-name="gr13" draw:text-style-name="P1" xml:id="id71" draw:id="id71" draw:layer="layout" svg:width="1.895cm" svg:height="0.895cm" svg:x="79.043cm" svg:y="58.341cm">
          <text:p text:style-name="P1">d/dt(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2" draw:id="id72" draw:layer="layout" svg:width="2.589cm" svg:height="0.755cm" svg:x="83.093cm" svg:y="58.436cm">
          <text:p text:style-name="P1">conforms_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3" draw:id="id73" draw:layer="layout" svg:width="1.027cm" svg:height="0.755cm" svg:x="76.788cm" svg:y="58.438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80.938cm" svg:y1="58.789cm" svg:x2="83.093cm" svg:y2="58.813cm" draw:start-shape="id71" draw:start-glue-point="10" draw:end-shape="id72" draw:end-glue-point="3" svg:d="M80938 58789l2155 24" svg:viewBox="0 0 2156 25">
          <text:p/>
        </draw:connector>
        <draw:connector draw:style-name="Relation" draw:text-style-name="P1" draw:layer="layout" draw:type="line" svg:x1="76.788cm" svg:y1="58.815cm" svg:x2="73.445cm" svg:y2="58.83cm" draw:start-shape="id73" draw:start-glue-point="3" draw:end-shape="id61" draw:end-glue-point="11" svg:d="M76788 58815l-3343 15" svg:viewBox="0 0 3344 16">
          <text:p/>
        </draw:connector>
        <draw:connector draw:style-name="Relation" draw:text-style-name="P1" draw:layer="layout" draw:type="line" svg:x1="79.043cm" svg:y1="58.789cm" svg:x2="77.815cm" svg:y2="58.815cm" draw:start-shape="id71" draw:start-glue-point="6" draw:end-shape="id73" draw:end-glue-point="1" svg:d="M79043 58789l-1228 26" svg:viewBox="0 0 1229 27">
          <text:p/>
        </draw:connector>
        <draw:connector draw:style-name="Relation" draw:text-style-name="P1" draw:layer="layout" draw:type="line" svg:x1="85.682cm" svg:y1="58.813cm" svg:x2="88.084cm" svg:y2="60.555cm" draw:start-shape="id72" draw:start-glue-point="1" draw:end-shape="id48" draw:end-glue-point="5" svg:d="M85682 58813l2402 1742" svg:viewBox="0 0 2403 1743">
          <text:p/>
        </draw:connector>
        <draw:custom-shape draw:style-name="gr13" draw:text-style-name="P2" xml:id="id74" draw:id="id74" draw:layer="layout" svg:width="2.08cm" svg:height="0.895cm" svg:x="78.953cm" svg:y="61.153cm">
          <text:p text:style-name="P1"><text:span text:style-name="T4">d</text:span><text:span text:style-name="T5">²</text:span><text:span text:style-name="T4">/dt(p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5" draw:id="id75" draw:layer="layout" svg:width="2.589cm" svg:height="0.755cm" svg:x="83.093cm" svg:y="61.248cm">
          <text:p text:style-name="P1">conforms_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6" draw:id="id76" draw:layer="layout" svg:width="1.027cm" svg:height="0.755cm" svg:x="76.788cm" svg:y="61.25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81.033cm" svg:y1="61.601cm" svg:x2="83.093cm" svg:y2="61.625cm" draw:start-shape="id74" draw:start-glue-point="10" draw:end-shape="id75" draw:end-glue-point="3" svg:d="M81033 61601l2060 24" svg:viewBox="0 0 2061 25">
          <text:p/>
        </draw:connector>
        <draw:connector draw:style-name="Relation" draw:text-style-name="P1" draw:layer="layout" draw:type="line" svg:x1="76.788cm" svg:y1="61.627cm" svg:x2="74.345cm" svg:y2="61.63cm" draw:start-shape="id76" draw:start-glue-point="3" draw:end-shape="id63" draw:end-glue-point="11" svg:d="M76788 61627l-2443 3" svg:viewBox="0 0 2444 4">
          <text:p/>
        </draw:connector>
        <draw:connector draw:style-name="Relation" draw:text-style-name="P1" draw:layer="layout" draw:type="line" svg:x1="78.953cm" svg:y1="61.601cm" svg:x2="77.815cm" svg:y2="61.627cm" draw:start-shape="id74" draw:start-glue-point="6" draw:end-shape="id76" draw:end-glue-point="1" svg:d="M78953 61601l-1138 26" svg:viewBox="0 0 1139 27">
          <text:p/>
        </draw:connector>
        <draw:connector draw:style-name="Relation" draw:text-style-name="P1" draw:layer="layout" draw:type="line" svg:x1="85.682cm" svg:y1="61.625cm" svg:x2="87.409cm" svg:y2="62.555cm" draw:start-shape="id75" draw:start-glue-point="1" draw:end-shape="id50" draw:end-glue-point="5" svg:d="M85682 61625l1727 930" svg:viewBox="0 0 1728 931">
          <text:p/>
        </draw:connector>
        <draw:custom-shape draw:style-name="gr13" draw:text-style-name="P1" xml:id="id77" draw:id="id77" draw:layer="layout" svg:width="0.584cm" svg:height="0.895cm" svg:x="79.698cm" svg:y="65.866cm">
          <text:p text:style-name="P1">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8" draw:id="id78" draw:layer="layout" svg:width="2.589cm" svg:height="0.755cm" svg:x="83.093cm" svg:y="65.961cm">
          <text:p text:style-name="P1">conforms_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9" draw:id="id79" draw:layer="layout" svg:width="1.027cm" svg:height="0.755cm" svg:x="76.788cm" svg:y="65.963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80.282cm" svg:y1="66.314cm" svg:x2="83.093cm" svg:y2="66.338cm" draw:start-shape="id77" draw:start-glue-point="10" draw:end-shape="id78" draw:end-glue-point="3" svg:d="M80282 66314l2811 24" svg:viewBox="0 0 2812 25">
          <text:p/>
        </draw:connector>
        <draw:connector draw:style-name="Relation" draw:text-style-name="P1" draw:layer="layout" draw:type="line" svg:x1="76.788cm" svg:y1="66.34cm" svg:x2="73.447cm" svg:y2="66.358cm" draw:start-shape="id79" draw:start-glue-point="3" draw:end-shape="id65" draw:end-glue-point="9" svg:d="M76788 66340l-3341 18" svg:viewBox="0 0 3342 19">
          <text:p/>
        </draw:connector>
        <draw:connector draw:style-name="Relation" draw:text-style-name="P1" draw:layer="layout" draw:type="line" svg:x1="79.698cm" svg:y1="66.314cm" svg:x2="77.815cm" svg:y2="66.34cm" draw:start-shape="id77" draw:start-glue-point="6" draw:end-shape="id79" draw:end-glue-point="1" svg:d="M79698 66314l-1883 26" svg:viewBox="0 0 1884 27">
          <text:p/>
        </draw:connector>
        <draw:connector draw:style-name="Relation" draw:text-style-name="P1" draw:layer="layout" draw:type="line" svg:x1="85.682cm" svg:y1="66.338cm" svg:x2="87.89cm" svg:y2="65.62cm" draw:start-shape="id78" draw:start-glue-point="1" draw:end-shape="id51" draw:end-glue-point="7" svg:d="M85682 66338l2208-718" svg:viewBox="0 0 2209 719">
          <text:p/>
        </draw:connector>
        <draw:custom-shape draw:style-name="gr13" draw:text-style-name="P2" xml:id="id80" draw:id="id80" draw:layer="layout" svg:width="1.71cm" svg:height="0.895cm" svg:x="79.135cm" svg:y="68.666cm">
          <text:p text:style-name="P1"><text:span text:style-name="T4">d/d(q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1" draw:id="id81" draw:layer="layout" svg:width="2.589cm" svg:height="0.755cm" svg:x="83.093cm" svg:y="68.761cm">
          <text:p text:style-name="P1">conforms_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82" draw:id="id82" draw:layer="layout" svg:width="1.027cm" svg:height="0.755cm" svg:x="76.788cm" svg:y="68.763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80.845cm" svg:y1="69.114cm" svg:x2="83.093cm" svg:y2="69.138cm" draw:start-shape="id80" draw:start-glue-point="10" draw:end-shape="id81" draw:end-glue-point="3" svg:d="M80845 69114l2248 24" svg:viewBox="0 0 2249 25">
          <text:p/>
        </draw:connector>
        <draw:connector draw:style-name="Relation" draw:text-style-name="P1" draw:layer="layout" draw:type="line" svg:x1="76.788cm" svg:y1="69.14cm" svg:x2="74.345cm" svg:y2="69.158cm" draw:start-shape="id82" draw:start-glue-point="3" draw:end-shape="id67" draw:end-glue-point="9" svg:d="M76788 69140l-2443 18" svg:viewBox="0 0 2444 19">
          <text:p/>
        </draw:connector>
        <draw:connector draw:style-name="Relation" draw:text-style-name="P1" draw:layer="layout" draw:type="line" svg:x1="79.135cm" svg:y1="69.114cm" svg:x2="77.815cm" svg:y2="69.14cm" draw:start-shape="id80" draw:start-glue-point="6" draw:end-shape="id82" draw:end-glue-point="1" svg:d="M79135 69114l-1320 26" svg:viewBox="0 0 1321 27">
          <text:p/>
        </draw:connector>
        <draw:connector draw:style-name="Relation" draw:text-style-name="P1" draw:layer="layout" draw:type="line" svg:x1="85.682cm" svg:y1="69.138cm" svg:x2="87.583cm" svg:y2="67.62cm" draw:start-shape="id81" draw:start-glue-point="1" draw:end-shape="id52" draw:end-glue-point="7" svg:d="M85682 69138l1901-1518" svg:viewBox="0 0 1902 1519">
          <text:p/>
        </draw:connector>
        <draw:custom-shape draw:style-name="gr13" draw:text-style-name="P2" xml:id="id83" draw:id="id83" draw:layer="layout" svg:width="2.08cm" svg:height="0.895cm" svg:x="78.95cm" svg:y="71.466cm">
          <text:p text:style-name="P1"><text:span text:style-name="T4">d</text:span><text:span text:style-name="T5">²</text:span><text:span text:style-name="T4">/dt(q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4" draw:id="id84" draw:layer="layout" svg:width="2.589cm" svg:height="0.755cm" svg:x="83.093cm" svg:y="71.561cm">
          <text:p text:style-name="P1">conforms_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85" draw:id="id85" draw:layer="layout" svg:width="1.027cm" svg:height="0.755cm" svg:x="76.788cm" svg:y="71.563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81.03cm" svg:y1="71.914cm" svg:x2="83.093cm" svg:y2="71.938cm" draw:start-shape="id83" draw:start-glue-point="10" draw:end-shape="id84" draw:end-glue-point="3" svg:d="M81030 71914l2063 24" svg:viewBox="0 0 2064 25">
          <text:p/>
        </draw:connector>
        <draw:connector draw:style-name="Relation" draw:text-style-name="P1" draw:layer="layout" draw:type="line" svg:x1="76.788cm" svg:y1="71.94cm" svg:x2="73.445cm" svg:y2="71.958cm" draw:start-shape="id85" draw:start-glue-point="3" draw:end-shape="id69" draw:end-glue-point="9" svg:d="M76788 71940l-3343 18" svg:viewBox="0 0 3344 19">
          <text:p/>
        </draw:connector>
        <draw:connector draw:style-name="Relation" draw:text-style-name="P1" draw:layer="layout" draw:type="line" svg:x1="78.95cm" svg:y1="71.914cm" svg:x2="77.815cm" svg:y2="71.94cm" draw:start-shape="id83" draw:start-glue-point="6" draw:end-shape="id85" draw:end-glue-point="1" svg:d="M78950 71914l-1135 26" svg:viewBox="0 0 1136 27">
          <text:p/>
        </draw:connector>
        <draw:connector draw:style-name="Relation" draw:text-style-name="P1" draw:layer="layout" draw:type="line" svg:x1="85.682cm" svg:y1="71.938cm" svg:x2="87.909cm" svg:y2="69.62cm" draw:start-shape="id84" draw:start-glue-point="1" draw:end-shape="id53" draw:end-glue-point="7" svg:d="M85682 71938l2227-2318" svg:viewBox="0 0 2228 2319">
          <text:p/>
        </draw:connector>
        <draw:custom-shape draw:style-name="gr13" draw:text-style-name="P1" xml:id="id86" draw:id="id86" draw:layer="layout" svg:width="0.584cm" svg:height="0.895cm" svg:x="79.699cm" svg:y="55.56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7" draw:id="id87" draw:layer="layout" svg:width="2.589cm" svg:height="0.755cm" svg:x="83.093cm" svg:y="55.661cm">
          <text:p text:style-name="P1">conforms_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88" draw:id="id88" draw:layer="layout" svg:width="1.027cm" svg:height="0.755cm" svg:x="76.788cm" svg:y="55.663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80.283cm" svg:y1="56.014cm" svg:x2="83.093cm" svg:y2="56.038cm" draw:start-shape="id86" draw:start-glue-point="10" draw:end-shape="id87" draw:end-glue-point="3" svg:d="M80283 56014l2810 24" svg:viewBox="0 0 2811 25">
          <text:p/>
        </draw:connector>
        <draw:connector draw:style-name="Relation" draw:text-style-name="P1" draw:layer="layout" draw:type="line" svg:x1="76.788cm" svg:y1="56.04cm" svg:x2="74.369cm" svg:y2="56.029cm" draw:start-shape="id88" draw:start-glue-point="3" draw:end-shape="id59" draw:end-glue-point="11" svg:d="M76788 56040l-2419-11" svg:viewBox="0 0 2420 12">
          <text:p/>
        </draw:connector>
        <draw:connector draw:style-name="Relation" draw:text-style-name="P1" draw:layer="layout" draw:type="line" svg:x1="79.699cm" svg:y1="56.014cm" svg:x2="77.815cm" svg:y2="56.04cm" draw:start-shape="id86" draw:start-glue-point="6" draw:end-shape="id88" draw:end-glue-point="1" svg:d="M79699 56014l-1884 26" svg:viewBox="0 0 1885 27">
          <text:p/>
        </draw:connector>
        <draw:connector draw:style-name="Relation" draw:text-style-name="P1" draw:layer="layout" draw:type="line" svg:x1="85.682cm" svg:y1="56.038cm" svg:x2="87.593cm" svg:y2="58.555cm" draw:start-shape="id87" draw:start-glue-point="1" draw:end-shape="id49" draw:end-glue-point="5" svg:d="M85682 56038l1911 2517" svg:viewBox="0 0 1912 2518">
          <text:p/>
        </draw:connector>
        <draw:custom-shape draw:style-name="gr7" draw:text-style-name="P1" xml:id="id37" draw:id="id37" draw:layer="layout" svg:width="2.59cm" svg:height="1.505cm" svg:x="40.824cm" svg:y="62.96cm">
          <text:p text:style-name="P1">Copter</text:p>
          <text:p text:style-name="P1">Set Po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9" draw:id="id89" draw:layer="layout" svg:width="1.878cm" svg:height="0.755cm" svg:x="44.962cm" svg:y="63.286cm">
          <text:p text:style-name="P1">cont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90" draw:id="id90" draw:layer="layout" svg:width="2.328cm" svg:height="1.505cm" svg:x="52.839cm" svg:y="59.259cm">
          <text:p text:style-name="P1">Linear</text:p>
          <text:p text:style-name="P1">Velo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1" draw:id="id91" draw:layer="layout" svg:width="2.296cm" svg:height="1.505cm" svg:x="52.756cm" svg:y="56.259cm">
          <text:p text:style-name="P1">Linear</text:p>
          <text:p text:style-name="P1">Pos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46.84cm" svg:y1="63.663cm" svg:x2="52.839cm" svg:y2="60.012cm" draw:start-shape="id89" draw:start-glue-point="1" draw:end-shape="id90" draw:end-glue-point="6" svg:d="M46840 63663l5999-3651" svg:viewBox="0 0 6000 3652">
          <text:p/>
        </draw:connector>
        <draw:connector draw:style-name="Relation" draw:text-style-name="P1" draw:layer="layout" draw:type="line" svg:x1="46.84cm" svg:y1="63.663cm" svg:x2="52.756cm" svg:y2="57.012cm" draw:start-shape="id89" draw:start-glue-point="1" draw:end-shape="id91" draw:end-glue-point="6" svg:d="M46840 63663l5916-6651" svg:viewBox="0 0 5917 6652">
          <text:p/>
        </draw:connector>
        <draw:custom-shape draw:style-name="gr7" draw:text-style-name="P1" xml:id="id92" draw:id="id92" draw:layer="layout" svg:width="3.668cm" svg:height="1.505cm" svg:x="52.179cm" svg:y="61.659cm">
          <text:p text:style-name="P1">Linear</text:p>
          <text:p text:style-name="P1">Accelle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4" draw:id="id94" draw:layer="layout" svg:width="2.328cm" svg:height="1.505cm" svg:x="52.84cm" svg:y="66.459cm">
          <text:p text:style-name="P1">Angular</text:p>
          <text:p text:style-name="P1">Velo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3" draw:id="id93" draw:layer="layout" svg:width="2.309cm" svg:height="1.505cm" svg:x="52.852cm" svg:y="64.059cm">
          <text:p text:style-name="P1">Angular</text:p>
          <text:p text:style-name="P1">Pos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5" draw:id="id95" draw:layer="layout" svg:width="3.668cm" svg:height="1.505cm" svg:x="52.18cm" svg:y="68.859cm">
          <text:p text:style-name="P1">Angular</text:p>
          <text:p text:style-name="P1">Accelle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46.84cm" svg:y1="63.663cm" svg:x2="52.179cm" svg:y2="62.412cm" draw:start-shape="id89" draw:start-glue-point="1" draw:end-shape="id92" draw:end-glue-point="6" svg:d="M46840 63663l5339-1251" svg:viewBox="0 0 5340 1252">
          <text:p/>
        </draw:connector>
        <draw:connector draw:style-name="Relation" draw:text-style-name="P1" draw:layer="layout" draw:type="line" svg:x1="46.84cm" svg:y1="63.663cm" svg:x2="52.852cm" svg:y2="64.812cm" draw:start-shape="id89" draw:start-glue-point="1" draw:end-shape="id93" draw:end-glue-point="6" svg:d="M46840 63663l6012 1149" svg:viewBox="0 0 6013 1150">
          <text:p/>
        </draw:connector>
        <draw:connector draw:style-name="Relation" draw:text-style-name="P1" draw:layer="layout" draw:type="line" svg:x1="46.84cm" svg:y1="63.663cm" svg:x2="52.84cm" svg:y2="67.212cm" draw:start-shape="id89" draw:start-glue-point="1" draw:end-shape="id94" draw:end-glue-point="6" svg:d="M46840 63663l6000 3549" svg:viewBox="0 0 6001 3550">
          <text:p/>
        </draw:connector>
        <draw:connector draw:style-name="Relation" draw:text-style-name="P1" draw:layer="layout" draw:type="line" svg:x1="46.84cm" svg:y1="63.663cm" svg:x2="52.18cm" svg:y2="69.612cm" draw:start-shape="id89" draw:start-glue-point="1" draw:end-shape="id95" draw:end-glue-point="6" svg:d="M46840 63663l5340 5949" svg:viewBox="0 0 5341 5950">
          <text:p/>
        </draw:connector>
        <draw:connector draw:style-name="Relation" draw:text-style-name="P1" draw:layer="layout" draw:type="line" svg:x1="43.414cm" svg:y1="63.713cm" svg:x2="44.962cm" svg:y2="63.663cm" draw:start-shape="id37" draw:start-glue-point="10" draw:end-shape="id89" draw:end-glue-point="3" svg:d="M43414 63713l1548-50" svg:viewBox="0 0 1549 51">
          <text:p/>
        </draw:connector>
        <draw:connector draw:style-name="Relation" draw:text-style-name="P1" draw:layer="layout" draw:type="line" svg:x1="63.008cm" svg:y1="56.939cm" svg:x2="55.052cm" svg:y2="57.011cm" draw:start-shape="id96" draw:start-glue-point="3" draw:end-shape="id91" svg:d="M63008 56939l-7956 72" svg:viewBox="0 0 7957 73">
          <text:p/>
        </draw:connector>
        <draw:custom-shape draw:style-name="gr4" draw:text-style-name="P1" xml:id="id96" draw:id="id96" draw:layer="layout" svg:width="1.674cm" svg:height="0.755cm" svg:x="63.008cm" svg:y="56.562cm">
          <text:p text:style-name="P1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70.61cm" svg:y1="56.994cm" svg:x2="64.682cm" svg:y2="56.939cm" draw:start-shape="id59" draw:start-glue-point="6" draw:end-shape="id96" draw:end-glue-point="1" svg:d="M70610 56994l-5928-55" svg:viewBox="0 0 5929 56">
          <text:p/>
        </draw:connector>
        <draw:connector draw:style-name="Relation" draw:text-style-name="P1" draw:layer="layout" draw:type="line" svg:x1="63.184cm" svg:y1="59.84cm" svg:x2="55.167cm" svg:y2="60.012cm" draw:start-shape="id97" draw:start-glue-point="3" draw:end-shape="id90" draw:end-glue-point="10" svg:d="M63184 59840l-8017 172" svg:viewBox="0 0 8018 173">
          <text:p/>
        </draw:connector>
        <draw:custom-shape draw:style-name="gr4" draw:text-style-name="P1" xml:id="id97" draw:id="id97" draw:layer="layout" svg:width="1.674cm" svg:height="0.755cm" svg:x="63.184cm" svg:y="59.463cm">
          <text:p text:style-name="P1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69.686cm" svg:y1="59.795cm" svg:x2="64.858cm" svg:y2="59.84cm" draw:start-shape="id61" draw:start-glue-point="6" draw:end-shape="id97" draw:end-glue-point="1" svg:d="M69686 59795l-4828 45" svg:viewBox="0 0 4829 46">
          <text:p/>
        </draw:connector>
        <draw:connector draw:style-name="Relation" draw:text-style-name="P1" draw:layer="layout" draw:type="line" svg:x1="62.984cm" svg:y1="62.64cm" svg:x2="55.847cm" svg:y2="62.412cm" draw:start-shape="id98" draw:start-glue-point="3" draw:end-shape="id92" draw:end-glue-point="10" svg:d="M62984 62640l-7137-228" svg:viewBox="0 0 7138 229">
          <text:p/>
        </draw:connector>
        <draw:custom-shape draw:style-name="gr4" draw:text-style-name="P1" xml:id="id98" draw:id="id98" draw:layer="layout" svg:width="1.674cm" svg:height="0.755cm" svg:x="62.984cm" svg:y="62.263cm">
          <text:p text:style-name="P1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70.586cm" svg:y1="62.595cm" svg:x2="64.658cm" svg:y2="62.64cm" draw:start-shape="id63" draw:start-glue-point="6" draw:end-shape="id98" draw:end-glue-point="1" svg:d="M70586 62595l-5928 45" svg:viewBox="0 0 5929 46">
          <text:p/>
        </draw:connector>
        <draw:connector draw:style-name="Relation" draw:text-style-name="P1" draw:layer="layout" draw:type="line" svg:x1="61.184cm" svg:y1="65.44cm" svg:x2="54.823cm" svg:y2="65.344cm" draw:start-shape="id99" draw:start-glue-point="3" draw:end-shape="id93" draw:end-glue-point="9" svg:d="M61184 65440l-6361-96" svg:viewBox="0 0 6362 97">
          <text:p/>
        </draw:connector>
        <draw:custom-shape draw:style-name="gr4" draw:text-style-name="P1" xml:id="id99" draw:id="id99" draw:layer="layout" svg:width="1.674cm" svg:height="0.755cm" svg:x="61.184cm" svg:y="65.063cm">
          <text:p text:style-name="P1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62.984cm" svg:y1="68.24cm" svg:x2="54.827cm" svg:y2="67.744cm" draw:start-shape="id100" draw:start-glue-point="3" draw:end-shape="id94" draw:end-glue-point="9" svg:d="M62984 68240l-8157-496" svg:viewBox="0 0 8158 497">
          <text:p/>
        </draw:connector>
        <draw:custom-shape draw:style-name="gr4" draw:text-style-name="P1" xml:id="id100" draw:id="id100" draw:layer="layout" svg:width="1.674cm" svg:height="0.755cm" svg:x="62.984cm" svg:y="67.863cm">
          <text:p text:style-name="P1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70.586cm" svg:y1="68.194cm" svg:x2="64.658cm" svg:y2="68.24cm" draw:start-shape="id67" draw:start-glue-point="6" draw:end-shape="id100" draw:end-glue-point="1" svg:d="M70586 68194l-5928 46" svg:viewBox="0 0 5929 47">
          <text:p/>
        </draw:connector>
        <draw:custom-shape draw:style-name="gr4" draw:text-style-name="P1" xml:id="id119" draw:id="id119" draw:layer="layout" svg:width="1.674cm" svg:height="0.755cm" svg:x="64.184cm" svg:y="69.663cm">
          <text:p text:style-name="P1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101" draw:id="id101" draw:layer="layout" svg:width="1.895cm" svg:height="0.895cm" svg:x="61.044cm" svg:y="58.341cm">
          <text:p text:style-name="P1">d/dt(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2" draw:id="id102" draw:layer="layout" svg:width="1.027cm" svg:height="0.755cm" svg:x="65.875cm" svg:y="58.436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03" draw:id="id103" draw:layer="layout" svg:width="2.813cm" svg:height="0.755cm" svg:x="56.897cm" svg:y="58.438cm">
          <text:p text:style-name="P1">conformos_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62.939cm" svg:y1="58.789cm" svg:x2="65.875cm" svg:y2="58.813cm" draw:start-shape="id101" draw:start-glue-point="10" draw:end-shape="id102" draw:end-glue-point="3" svg:d="M62939 58789l2936 24" svg:viewBox="0 0 2937 25">
          <text:p/>
        </draw:connector>
        <draw:connector draw:style-name="Relation" draw:text-style-name="P1" draw:layer="layout" draw:type="line" svg:x1="56.897cm" svg:y1="58.815cm" svg:x2="54.826cm" svg:y2="59.479cm" draw:start-shape="id103" draw:start-glue-point="3" draw:end-shape="id90" draw:end-glue-point="11" svg:d="M56897 58815l-2071 664" svg:viewBox="0 0 2072 665">
          <text:p/>
        </draw:connector>
        <draw:connector draw:style-name="Relation" draw:text-style-name="P1" draw:layer="layout" draw:type="line" svg:x1="61.044cm" svg:y1="58.789cm" svg:x2="59.71cm" svg:y2="58.815cm" draw:start-shape="id101" draw:start-glue-point="6" draw:end-shape="id103" draw:end-glue-point="1" svg:d="M61044 58789l-1334 26" svg:viewBox="0 0 1335 27">
          <text:p/>
        </draw:connector>
        <draw:connector draw:style-name="Relation" draw:text-style-name="P1" draw:layer="layout" draw:type="line" svg:x1="66.902cm" svg:y1="58.813cm" svg:x2="70.33cm" svg:y2="58.83cm" draw:start-shape="id102" draw:start-glue-point="1" draw:end-shape="id61" draw:end-glue-point="5" svg:d="M66902 58813l3428 17" svg:viewBox="0 0 3429 18">
          <text:p/>
        </draw:connector>
        <draw:custom-shape draw:style-name="gr13" draw:text-style-name="P2" xml:id="id104" draw:id="id104" draw:layer="layout" svg:width="2.08cm" svg:height="0.895cm" svg:x="60.954cm" svg:y="61.153cm">
          <text:p text:style-name="P1"><text:span text:style-name="T4">d</text:span><text:span text:style-name="T5">²</text:span><text:span text:style-name="T4">/dt(p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5" draw:id="id105" draw:layer="layout" svg:width="1.027cm" svg:height="0.755cm" svg:x="65.875cm" svg:y="61.248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06" draw:id="id106" draw:layer="layout" svg:width="2.589cm" svg:height="0.755cm" svg:x="57.01cm" svg:y="61.25cm">
          <text:p text:style-name="P1">conforms_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63.034cm" svg:y1="61.601cm" svg:x2="65.875cm" svg:y2="61.625cm" draw:start-shape="id104" draw:start-glue-point="10" draw:end-shape="id105" draw:end-glue-point="3" svg:d="M63034 61601l2841 24" svg:viewBox="0 0 2842 25">
          <text:p/>
        </draw:connector>
        <draw:connector draw:style-name="Relation" draw:text-style-name="P1" draw:layer="layout" draw:type="line" svg:x1="57.01cm" svg:y1="61.627cm" svg:x2="55.31cm" svg:y2="61.879cm" draw:start-shape="id106" draw:start-glue-point="3" draw:end-shape="id92" draw:end-glue-point="11" svg:d="M57010 61627l-1700 252" svg:viewBox="0 0 1701 253">
          <text:p/>
        </draw:connector>
        <draw:connector draw:style-name="Relation" draw:text-style-name="P1" draw:layer="layout" draw:type="line" svg:x1="60.954cm" svg:y1="61.601cm" svg:x2="59.599cm" svg:y2="61.627cm" draw:start-shape="id104" draw:start-glue-point="6" draw:end-shape="id106" draw:end-glue-point="1" svg:d="M60954 61601l-1355 26" svg:viewBox="0 0 1356 27">
          <text:p/>
        </draw:connector>
        <draw:connector draw:style-name="Relation" draw:text-style-name="P1" draw:layer="layout" draw:type="line" svg:x1="66.902cm" svg:y1="61.625cm" svg:x2="71.23cm" svg:y2="61.63cm" draw:start-shape="id105" draw:start-glue-point="1" draw:end-shape="id63" draw:end-glue-point="5" svg:d="M66902 61625l4328 5" svg:viewBox="0 0 4329 6">
          <text:p/>
        </draw:connector>
        <draw:custom-shape draw:style-name="gr13" draw:text-style-name="P1" xml:id="id107" draw:id="id107" draw:layer="layout" svg:width="0.584cm" svg:height="0.895cm" svg:x="61.699cm" svg:y="63.966cm">
          <text:p text:style-name="P1">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8" draw:id="id108" draw:layer="layout" svg:width="1.027cm" svg:height="0.755cm" svg:x="65.875cm" svg:y="64.061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09" draw:id="id109" draw:layer="layout" svg:width="2.589cm" svg:height="0.755cm" svg:x="58.01cm" svg:y="64.063cm">
          <text:p text:style-name="P1">conforms_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62.283cm" svg:y1="64.414cm" svg:x2="65.875cm" svg:y2="64.438cm" draw:start-shape="id107" draw:start-glue-point="10" draw:end-shape="id108" draw:end-glue-point="3" svg:d="M62283 64414l3592 24" svg:viewBox="0 0 3593 25">
          <text:p/>
        </draw:connector>
        <draw:connector draw:style-name="Relation" draw:text-style-name="P1" draw:layer="layout" draw:type="line" svg:x1="58.01cm" svg:y1="64.44cm" svg:x2="55.161cm" svg:y2="64.812cm" draw:start-shape="id109" draw:start-glue-point="3" draw:end-shape="id93" draw:end-glue-point="10" svg:d="M58010 64440l-2849 372" svg:viewBox="0 0 2850 373">
          <text:p/>
        </draw:connector>
        <draw:connector draw:style-name="Relation" draw:text-style-name="P1" draw:layer="layout" draw:type="line" svg:x1="61.699cm" svg:y1="64.414cm" svg:x2="60.599cm" svg:y2="64.44cm" draw:start-shape="id107" draw:start-glue-point="6" draw:end-shape="id109" draw:end-glue-point="1" svg:d="M61699 64414l-1100 26" svg:viewBox="0 0 1101 27">
          <text:p/>
        </draw:connector>
        <draw:connector draw:style-name="Relation" draw:text-style-name="P1" draw:layer="layout" draw:type="line" svg:x1="66.902cm" svg:y1="64.438cm" svg:x2="70.332cm" svg:y2="64.429cm" draw:start-shape="id108" draw:start-glue-point="1" draw:end-shape="id65" draw:end-glue-point="5" svg:d="M66902 64438l3430-9" svg:viewBox="0 0 3431 10">
          <text:p/>
        </draw:connector>
        <draw:custom-shape draw:style-name="gr13" draw:text-style-name="P2" xml:id="id110" draw:id="id110" draw:layer="layout" svg:width="1.71cm" svg:height="0.895cm" svg:x="61.136cm" svg:y="66.766cm">
          <text:p text:style-name="P1"><text:span text:style-name="T4">d/d(q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11" draw:id="id111" draw:layer="layout" svg:width="1.027cm" svg:height="0.755cm" svg:x="65.875cm" svg:y="66.861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12" draw:id="id112" draw:layer="layout" svg:width="2.589cm" svg:height="0.755cm" svg:x="58.01cm" svg:y="66.863cm">
          <text:p text:style-name="P1">conforms_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62.846cm" svg:y1="67.214cm" svg:x2="65.875cm" svg:y2="67.238cm" draw:start-shape="id110" draw:start-glue-point="10" draw:end-shape="id111" draw:end-glue-point="3" svg:d="M62846 67214l3029 24" svg:viewBox="0 0 3030 25">
          <text:p/>
        </draw:connector>
        <draw:connector draw:style-name="Relation" draw:text-style-name="P1" draw:layer="layout" draw:type="line" svg:x1="58.01cm" svg:y1="67.24cm" svg:x2="55.168cm" svg:y2="67.212cm" draw:start-shape="id112" draw:start-glue-point="3" draw:end-shape="id94" draw:end-glue-point="10" svg:d="M58010 67240l-2842-28" svg:viewBox="0 0 2843 29">
          <text:p/>
        </draw:connector>
        <draw:connector draw:style-name="Relation" draw:text-style-name="P1" draw:layer="layout" draw:type="line" svg:x1="61.136cm" svg:y1="67.214cm" svg:x2="60.599cm" svg:y2="67.24cm" draw:start-shape="id110" draw:start-glue-point="6" draw:end-shape="id112" draw:end-glue-point="1" svg:d="M61136 67214l-537 26" svg:viewBox="0 0 538 27">
          <text:p/>
        </draw:connector>
        <draw:connector draw:style-name="Relation" draw:text-style-name="P1" draw:layer="layout" draw:type="line" svg:x1="66.902cm" svg:y1="67.238cm" svg:x2="71.23cm" svg:y2="67.229cm" draw:start-shape="id111" draw:start-glue-point="1" draw:end-shape="id67" draw:end-glue-point="5" svg:d="M66902 67238l4328-9" svg:viewBox="0 0 4329 10">
          <text:p/>
        </draw:connector>
        <draw:custom-shape draw:style-name="gr13" draw:text-style-name="P2" xml:id="id113" draw:id="id113" draw:layer="layout" svg:width="2.08cm" svg:height="0.895cm" svg:x="61.951cm" svg:y="70.466cm">
          <text:p text:style-name="P1"><text:span text:style-name="T4">d</text:span><text:span text:style-name="T5">²</text:span><text:span text:style-name="T4">/dt(q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14" draw:id="id114" draw:layer="layout" svg:width="1.027cm" svg:height="0.755cm" svg:x="65.875cm" svg:y="70.561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15" draw:id="id115" draw:layer="layout" svg:width="2.589cm" svg:height="0.755cm" svg:x="58.01cm" svg:y="70.563cm">
          <text:p text:style-name="P1">conforms_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64.031cm" svg:y1="70.914cm" svg:x2="65.875cm" svg:y2="70.938cm" draw:start-shape="id113" draw:start-glue-point="10" draw:end-shape="id114" draw:end-glue-point="3" svg:d="M64031 70914l1844 24" svg:viewBox="0 0 1845 25">
          <text:p/>
        </draw:connector>
        <draw:connector draw:style-name="Relation" draw:text-style-name="P1" draw:layer="layout" draw:type="line" svg:x1="58.01cm" svg:y1="70.94cm" svg:x2="55.311cm" svg:y2="70.144cm" draw:start-shape="id115" draw:start-glue-point="3" draw:end-shape="id95" draw:end-glue-point="9" svg:d="M58010 70940l-2699-796" svg:viewBox="0 0 2700 797">
          <text:p/>
        </draw:connector>
        <draw:connector draw:style-name="Relation" draw:text-style-name="P1" draw:layer="layout" draw:type="line" svg:x1="61.951cm" svg:y1="70.914cm" svg:x2="60.599cm" svg:y2="70.94cm" draw:start-shape="id113" draw:start-glue-point="6" draw:end-shape="id115" draw:end-glue-point="1" svg:d="M61951 70914l-1352 26" svg:viewBox="0 0 1353 27">
          <text:p/>
        </draw:connector>
        <draw:connector draw:style-name="Relation" draw:text-style-name="P1" draw:layer="layout" draw:type="line" svg:x1="66.902cm" svg:y1="70.938cm" svg:x2="69.686cm" svg:y2="70.994cm" draw:start-shape="id114" draw:start-glue-point="1" draw:end-shape="id69" draw:end-glue-point="6" svg:d="M66902 70938l2784 56" svg:viewBox="0 0 2785 57">
          <text:p/>
        </draw:connector>
        <draw:custom-shape draw:style-name="gr13" draw:text-style-name="P1" xml:id="id116" draw:id="id116" draw:layer="layout" svg:width="0.584cm" svg:height="0.895cm" svg:x="61.7cm" svg:y="55.56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17" draw:id="id117" draw:layer="layout" svg:width="1.027cm" svg:height="0.755cm" svg:x="65.875cm" svg:y="55.661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18" draw:id="id118" draw:layer="layout" svg:width="2.589cm" svg:height="0.755cm" svg:x="58.01cm" svg:y="55.663cm">
          <text:p text:style-name="P1">conforms_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62.284cm" svg:y1="56.014cm" svg:x2="65.875cm" svg:y2="56.038cm" draw:start-shape="id116" draw:start-glue-point="10" draw:end-shape="id117" draw:end-glue-point="3" svg:d="M62284 56014l3591 24" svg:viewBox="0 0 3592 25">
          <text:p/>
        </draw:connector>
        <draw:connector draw:style-name="Relation" draw:text-style-name="P1" draw:layer="layout" draw:type="line" svg:x1="58.01cm" svg:y1="56.04cm" svg:x2="54.716cm" svg:y2="56.479cm" draw:start-shape="id118" draw:start-glue-point="3" draw:end-shape="id91" draw:end-glue-point="11" svg:d="M58010 56040l-3294 439" svg:viewBox="0 0 3295 440">
          <text:p/>
        </draw:connector>
        <draw:connector draw:style-name="Relation" draw:text-style-name="P1" draw:layer="layout" draw:type="line" svg:x1="61.7cm" svg:y1="56.014cm" svg:x2="60.599cm" svg:y2="56.04cm" draw:start-shape="id116" draw:start-glue-point="6" draw:end-shape="id118" svg:d="M61700 56014l-1101 26" svg:viewBox="0 0 1102 27">
          <text:p/>
        </draw:connector>
        <draw:connector draw:style-name="Relation" draw:text-style-name="P1" draw:layer="layout" draw:type="line" svg:x1="66.902cm" svg:y1="56.038cm" svg:x2="71.254cm" svg:y2="56.029cm" draw:start-shape="id117" draw:start-glue-point="1" draw:end-shape="id59" draw:end-glue-point="5" svg:d="M66902 56038l4352-9" svg:viewBox="0 0 4353 10">
          <text:p/>
        </draw:connector>
        <draw:connector draw:style-name="Relation" draw:text-style-name="P1" draw:layer="layout" draw:type="line" svg:x1="69.688cm" svg:y1="65.394cm" svg:x2="62.858cm" svg:y2="65.44cm" draw:start-shape="id65" draw:start-glue-point="6" draw:end-shape="id99" draw:end-glue-point="1" svg:d="M69688 65394l-6830 46" svg:viewBox="0 0 6831 47">
          <text:p/>
        </draw:connector>
        <draw:connector draw:style-name="Relation" draw:text-style-name="P1" draw:layer="layout" draw:type="line" svg:x1="70.33cm" svg:y1="70.029cm" svg:x2="65.858cm" svg:y2="70.04cm" draw:start-shape="id69" draw:start-glue-point="5" draw:end-shape="id119" draw:end-glue-point="1" svg:d="M70330 70029l-4472 11" svg:viewBox="0 0 4473 12">
          <text:p/>
        </draw:connector>
        <draw:connector draw:style-name="Relation" draw:text-style-name="P1" draw:layer="layout" draw:type="line" svg:x1="64.184cm" svg:y1="70.04cm" svg:x2="55.848cm" svg:y2="69.612cm" draw:start-shape="id119" draw:start-glue-point="3" draw:end-shape="id95" draw:end-glue-point="10" svg:d="M64184 70040l-8336-428" svg:viewBox="0 0 8337 429">
          <text:p/>
        </draw:connector>
        <draw:connector draw:style-name="Relation" draw:text-style-name="P1" draw:layer="layout" draw:type="line" svg:x1="62.003cm" svg:y1="46.125cm" svg:x2="42.119cm" svg:y2="62.96cm" draw:start-shape="id45" draw:start-glue-point="2" draw:end-shape="id37" draw:end-glue-point="4" svg:d="M62003 46125l-19884 16835" svg:viewBox="0 0 19885 16836">
          <text:p/>
        </draw:connector>
        <draw:connector draw:style-name="Relation" draw:text-style-name="P1" draw:layer="layout" draw:type="line" svg:x1="62.003cm" svg:y1="46.125cm" svg:x2="94.078cm" svg:y2="52.156cm" draw:start-shape="id45" draw:start-glue-point="2" draw:end-shape="id29" draw:end-glue-point="5" svg:d="M62003 46125l32075 6031" svg:viewBox="0 0 32076 6032">
          <text:p/>
        </draw:connector>
        <draw:custom-shape draw:style-name="gr7" draw:text-style-name="P1" xml:id="id121" draw:id="id121" draw:layer="layout" svg:width="3.624cm" svg:height="1.505cm" svg:x="69.075cm" svg:y="44.862cm">
          <text:p text:style-name="P1">Trj generator</text:p>
          <text:p text:style-name="P1">Conf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20" draw:id="id120" draw:layer="layout" svg:width="3.308cm" svg:height="1.505cm" svg:x="68.999cm" svg:y="42.562cm">
          <text:p text:style-name="P1">Monothonic</text:p>
          <text:p text:style-name="P1">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62.821cm" svg:y1="45.747cm" svg:x2="68.999cm" svg:y2="43.315cm" draw:start-shape="id45" draw:start-glue-point="1" draw:end-shape="id120" draw:end-glue-point="6" svg:d="M62821 45747l6178-2432" svg:viewBox="0 0 6179 2433">
          <text:p/>
        </draw:connector>
        <draw:connector draw:style-name="Relation" draw:text-style-name="P1" draw:layer="layout" draw:type="line" svg:x1="62.821cm" svg:y1="45.747cm" svg:x2="69.075cm" svg:y2="45.615cm" draw:start-shape="id45" draw:start-glue-point="1" draw:end-shape="id121" draw:end-glue-point="6" svg:d="M62821 45747l6254-132" svg:viewBox="0 0 6255 133">
          <text:p/>
        </draw:connector>
        <draw:custom-shape draw:style-name="gr4" draw:text-style-name="P1" xml:id="id25" draw:id="id25" draw:layer="layout" svg:width="1.636cm" svg:height="0.755cm" svg:x="104.453cm" svg:y="50.469cm">
          <text:p text:style-name="P1">requ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105.271cm" svg:y1="51.224cm" svg:x2="105.318cm" svg:y2="54.257cm" draw:start-shape="id25" draw:start-glue-point="2" draw:end-shape="id122" draw:end-glue-point="4" svg:d="M105271 51224l47 3033" svg:viewBox="0 0 48 3034">
          <text:p/>
        </draw:connector>
        <draw:connector draw:style-name="Relation" draw:text-style-name="P1" draw:layer="layout" draw:type="line" svg:x1="94.17cm" svg:y1="43.904cm" svg:x2="94.799cm" svg:y2="51.936cm" draw:start-shape="id28" draw:start-glue-point="2" draw:end-shape="id29" draw:end-glue-point="4" svg:d="M94170 43904l629 8032" svg:viewBox="0 0 630 8033">
          <text:p/>
        </draw:connector>
        <draw:custom-shape draw:style-name="gr6" draw:text-style-name="P1" xml:id="id123" draw:id="id123" draw:layer="layout" svg:width="2.846cm" svg:height="1.505cm" svg:x="107.953cm" svg:y="59.557cm">
          <text:p text:style-name="P1">Copter</text:p>
          <text:p text:style-name="P1"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109.376cm" svg:y1="59.557cm" svg:x2="109.319cm" svg:y2="57.917cm" draw:start-shape="id123" draw:start-glue-point="4" draw:end-shape="id124" draw:end-glue-point="2" svg:d="M109376 59557l-57-1640" svg:viewBox="0 0 58 1641">
          <text:p/>
        </draw:connector>
        <draw:connector draw:style-name="Relation" draw:text-style-name="P1" draw:layer="layout" draw:type="line" svg:x1="107.953cm" svg:y1="60.309cm" svg:x2="106.197cm" svg:y2="60.339cm" draw:start-shape="id123" draw:end-shape="id125" draw:end-glue-point="1" svg:d="M107953 60309l-1756 30" svg:viewBox="0 0 1757 31">
          <text:p/>
        </draw:connector>
        <draw:custom-shape draw:style-name="gr4" draw:text-style-name="P1" xml:id="id125" draw:id="id125" draw:layer="layout" svg:width="1.636cm" svg:height="0.755cm" svg:x="104.561cm" svg:y="59.962cm">
          <text:p text:style-name="P1">requ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24" draw:id="id124" draw:layer="layout" svg:width="1.641cm" svg:height="0.755cm" svg:x="108.499cm" svg:y="57.162cm">
          <text:p text:style-name="P1">retur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105.379cm" svg:y1="59.962cm" svg:x2="105.318cm" svg:y2="55.762cm" draw:start-shape="id125" draw:start-glue-point="0" draw:end-shape="id122" draw:end-glue-point="8" svg:d="M105379 59962l-61-4200" svg:viewBox="0 0 62 4201">
          <text:p/>
        </draw:connector>
        <draw:connector draw:style-name="Relation" draw:text-style-name="P1" draw:layer="layout" draw:type="line" svg:x1="104.561cm" svg:y1="60.339cm" svg:x2="95.52cm" svg:y2="53.221cm" draw:start-shape="id125" draw:start-glue-point="3" draw:end-shape="id29" draw:end-glue-point="9" svg:d="M104561 60339l-9041-7118" svg:viewBox="0 0 9042 7119">
          <text:p/>
        </draw:connector>
        <draw:connector draw:style-name="Relation" draw:text-style-name="P1" draw:layer="layout" draw:line-skew="25.422cm 9.223cm" svg:x1="104.561cm" svg:y1="60.339cm" svg:x2="42.119cm" svg:y2="64.465cm" draw:start-shape="id125" draw:start-glue-point="3" draw:end-shape="id37" draw:end-glue-point="8" svg:d="M104561 60339h-5126v13624h-57316v-9498" svg:viewBox="0 0 62443 13625">
          <text:p/>
        </draw:connector>
        <draw:frame draw:style-name="gr14" draw:layer="layout" svg:width="13.888cm" svg:height="0.995cm" svg:x="35.636cm" svg:y="60.234cm">
          <draw:text-box>
            <text:p>TODO: add controllability constraints</text:p>
          </draw:text-box>
        </draw:frame>
        <draw:custom-shape draw:style-name="gr12" draw:text-style-name="P1" xml:id="id127" draw:id="id127" draw:layer="layout" svg:width="4.667cm" svg:height="2.727cm" svg:x="126.155cm" svg:y="54.162cm">
          <text:p text:style-name="P1">3<text:span text:style-name="T1">×</text:span>1 vector</text:p>
          <text:p text:style-name="P1">[x y z]<text:span text:style-name="T2">ᵀ</text:span></text:p>
          <text:p text:style-name="P1"><text:span text:style-name="T2">Unit: Nm</text:span></text:p>
          <text:p text:style-name="P1"><text:span text:style-name="T2">Ref. Frame: bo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28" draw:id="id128" draw:layer="layout" svg:width="1.674cm" svg:height="0.755cm" svg:x="121.651cm" svg:y="55.162cm">
          <text:p text:style-name="P1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26" draw:id="id126" draw:layer="layout" svg:width="1.027cm" svg:height="0.755cm" svg:x="124.498cm" svg:y="56.162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125.525cm" svg:y1="56.539cm" svg:x2="126.838cm" svg:y2="56.49cm" draw:start-shape="id126" draw:start-glue-point="1" draw:end-shape="id127" draw:end-glue-point="7" svg:d="M125525 56539l1313-49" svg:viewBox="0 0 1314 50">
          <text:p/>
        </draw:connector>
        <draw:custom-shape draw:style-name="gr13" draw:text-style-name="P1" xml:id="id130" draw:id="id130" draw:layer="layout" svg:width="0.769cm" svg:height="0.895cm" svg:x="122.426cm" svg:y="56.062cm">
          <text:p text:style-name="P1"><text:span text:style-name="T6">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126.155cm" svg:y1="55.526cm" svg:x2="123.325cm" svg:y2="55.539cm" draw:start-shape="id127" draw:start-glue-point="6" draw:end-shape="id128" draw:end-glue-point="1" svg:d="M126155 55526l-2830 13" svg:viewBox="0 0 2831 14">
          <text:p/>
        </draw:connector>
        <draw:connector draw:style-name="Relation" draw:text-style-name="P1" draw:layer="layout" draw:type="line" svg:x1="121.651cm" svg:y1="55.539cm" svg:x2="116.59cm" svg:y2="55.51cm" draw:start-shape="id128" draw:start-glue-point="3" draw:end-shape="id129" draw:end-glue-point="10" svg:d="M121651 55539l-5061-29" svg:viewBox="0 0 5062 30">
          <text:p/>
        </draw:connector>
        <draw:custom-shape draw:style-name="gr4" draw:text-style-name="P1" xml:id="id131" draw:id="id131" draw:layer="layout" svg:width="2.589cm" svg:height="0.755cm" svg:x="118.636cm" svg:y="56.107cm">
          <text:p text:style-name="P1">conforms_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123.195cm" svg:y1="56.51cm" svg:x2="124.498cm" svg:y2="56.539cm" draw:start-shape="id130" draw:start-glue-point="10" draw:end-shape="id126" draw:end-glue-point="3" svg:d="M123195 56510l1303 29" svg:viewBox="0 0 1304 30">
          <text:p/>
        </draw:connector>
        <draw:connector draw:style-name="Relation" draw:text-style-name="P1" draw:layer="layout" draw:type="line" svg:x1="122.426cm" svg:y1="56.51cm" svg:x2="121.225cm" svg:y2="56.484cm" draw:start-shape="id130" draw:start-glue-point="6" draw:end-shape="id131" draw:end-glue-point="1" svg:d="M122426 56510l-1201-26" svg:viewBox="0 0 1202 27">
          <text:p/>
        </draw:connector>
        <draw:connector draw:style-name="Relation" draw:text-style-name="P1" draw:layer="layout" draw:type="line" svg:x1="118.636cm" svg:y1="56.484cm" svg:x2="116.296cm" svg:y2="55.826cm" draw:start-shape="id131" draw:start-glue-point="3" draw:end-shape="id129" draw:end-glue-point="9" svg:d="M118636 56484l-2340-658" svg:viewBox="0 0 2341 659">
          <text:p/>
        </draw:connector>
        <draw:custom-shape draw:style-name="gr12" draw:text-style-name="P1" xml:id="id133" draw:id="id133" draw:layer="layout" svg:width="2.074cm" svg:height="1.505cm" svg:x="127.475cm" svg:y="52.373cm">
          <text:p text:style-name="P1">Scalar</text:p>
          <text:p text:style-name="P1">Unit: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34" draw:id="id134" draw:layer="layout" svg:width="1.674cm" svg:height="0.755cm" svg:x="121.676cm" svg:y="52.262cm">
          <text:p text:style-name="P1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32" draw:id="id132" draw:layer="layout" svg:width="1.027cm" svg:height="0.755cm" svg:x="124.523cm" svg:y="53.262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125.55cm" svg:y1="53.639cm" svg:x2="127.778cm" svg:y2="53.658cm" draw:start-shape="id132" draw:start-glue-point="1" draw:end-shape="id133" draw:end-glue-point="7" svg:d="M125550 53639l2228 19" svg:viewBox="0 0 2229 20">
          <text:p/>
        </draw:connector>
        <draw:custom-shape draw:style-name="gr13" draw:text-style-name="P1" xml:id="id136" draw:id="id136" draw:layer="layout" svg:width="0.75cm" svg:height="0.895cm" svg:x="122.457cm" svg:y="53.162cm">
          <text:p text:style-name="P1"><text:span text:style-name="T6">u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127.475cm" svg:y1="53.126cm" svg:x2="123.35cm" svg:y2="52.639cm" draw:start-shape="id133" draw:start-glue-point="6" draw:end-shape="id134" draw:end-glue-point="1" svg:d="M127475 53126l-4125-487" svg:viewBox="0 0 4126 488">
          <text:p/>
        </draw:connector>
        <draw:connector draw:style-name="Relation" draw:text-style-name="P1" draw:layer="layout" draw:type="line" svg:x1="121.676cm" svg:y1="52.639cm" svg:x2="116.253cm" svg:y2="53.077cm" draw:start-shape="id134" draw:start-glue-point="3" draw:end-shape="id135" draw:end-glue-point="11" svg:d="M121676 52639l-5423 438" svg:viewBox="0 0 5424 439">
          <text:p/>
        </draw:connector>
        <draw:custom-shape draw:style-name="gr4" draw:text-style-name="P1" xml:id="id137" draw:id="id137" draw:layer="layout" svg:width="2.589cm" svg:height="0.755cm" svg:x="118.661cm" svg:y="53.207cm">
          <text:p text:style-name="P1">conforms_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123.207cm" svg:y1="53.61cm" svg:x2="124.523cm" svg:y2="53.639cm" draw:start-shape="id136" draw:start-glue-point="10" draw:end-shape="id132" draw:end-glue-point="3" svg:d="M123207 53610l1316 29" svg:viewBox="0 0 1317 30">
          <text:p/>
        </draw:connector>
        <draw:connector draw:style-name="Relation" draw:text-style-name="P1" draw:layer="layout" draw:type="line" svg:x1="122.457cm" svg:y1="53.61cm" svg:x2="121.25cm" svg:y2="53.584cm" draw:start-shape="id136" draw:start-glue-point="6" draw:end-shape="id137" draw:end-glue-point="1" svg:d="M122457 53610l-1207-26" svg:viewBox="0 0 1208 27">
          <text:p/>
        </draw:connector>
        <draw:connector draw:style-name="Relation" draw:text-style-name="P1" draw:layer="layout" draw:type="line" svg:x1="118.661cm" svg:y1="53.584cm" svg:x2="116.53cm" svg:y2="53.61cm" draw:start-shape="id137" draw:start-glue-point="3" draw:end-shape="id135" draw:end-glue-point="10" svg:d="M118661 53584l-2131 26" svg:viewBox="0 0 2132 27">
          <text:p/>
        </draw:connector>
        <draw:custom-shape draw:style-name="gr7" draw:text-style-name="P1" xml:id="id135" draw:id="id135" draw:layer="layout" svg:width="1.895cm" svg:height="1.505cm" svg:x="114.635cm" svg:y="52.857cm">
          <text:p text:style-name="P1">Scalar</text:p>
          <text:p text:style-name="P1">for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29" draw:id="id129" draw:layer="layout" svg:width="2.013cm" svg:height="0.895cm" svg:x="114.577cm" svg:y="55.062cm">
          <text:p text:style-name="P1">Torq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38" draw:id="id138" draw:layer="layout" svg:width="1.933cm" svg:height="0.755cm" svg:x="111.598cm" svg:y="54.162cm">
          <text:p text:style-name="P1">Cont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layer="layout" draw:type="line" svg:x1="110.364cm" svg:y1="54.515cm" svg:x2="111.598cm" svg:y2="54.539cm" draw:start-shape="id31" draw:start-glue-point="10" draw:end-shape="id138" draw:end-glue-point="3" svg:d="M110364 54515l1234 24" svg:viewBox="0 0 1235 25">
          <text:p/>
        </draw:connector>
        <draw:connector draw:style-name="Relation" draw:layer="layout" draw:type="line" svg:x1="113.531cm" svg:y1="54.539cm" svg:x2="114.635cm" svg:y2="53.61cm" draw:start-shape="id138" draw:start-glue-point="1" draw:end-shape="id135" draw:end-glue-point="6" svg:d="M113531 54539l1104-929" svg:viewBox="0 0 1105 930">
          <text:p/>
        </draw:connector>
        <draw:connector draw:style-name="Relation" draw:layer="layout" draw:type="line" svg:x1="113.531cm" svg:y1="54.539cm" svg:x2="114.577cm" svg:y2="55.51cm" draw:start-shape="id138" draw:start-glue-point="1" draw:end-shape="id129" draw:end-glue-point="6" svg:d="M113531 54539l1046 971" svg:viewBox="0 0 1047 972">
          <text:p/>
        </draw:connector>
        <draw:connector draw:style-name="Relation" draw:text-style-name="P1" draw:layer="layout" draw:type="line" svg:x1="109.319cm" svg:y1="57.162cm" svg:x2="109.282cm" svg:y2="55.267cm" draw:start-shape="id124" draw:start-glue-point="0" draw:end-shape="id31" draw:end-glue-point="8" svg:d="M109319 57162l-37-1895" svg:viewBox="0 0 38 1896">
          <text:p/>
        </draw:connector>
        <draw:custom-shape draw:style-name="gr4" draw:text-style-name="P1" xml:id="id139" draw:id="id139" draw:layer="layout" svg:width="2.589cm" svg:height="0.755cm" svg:x="95.699cm" svg:y="30.062cm">
          <text:p text:style-name="P1">conforms_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96.993cm" svg:y1="30.817cm" svg:x2="97.034cm" svg:y2="33.357cm" draw:start-shape="id139" draw:start-glue-point="2" draw:end-shape="id140" draw:end-glue-point="4" svg:d="M96993 30817l41 2540" svg:viewBox="0 0 42 2541">
          <text:p/>
        </draw:connector>
        <draw:custom-shape draw:style-name="gr4" draw:text-style-name="P1" xml:id="id141" draw:id="id141" draw:layer="layout" svg:width="1.878cm" svg:height="0.755cm" svg:x="97.599cm" svg:y="37.207cm">
          <text:p text:style-name="P1">cont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40" draw:id="id140" draw:layer="layout" svg:width="2.392cm" svg:height="1.505cm" svg:x="95.838cm" svg:y="33.357cm">
          <text:p text:style-name="P1">Sensor</text:p>
          <text:p text:style-name="P1">Rea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42" draw:id="id142" draw:layer="layout" svg:width="3.206cm" svg:height="2.115cm" svg:x="99.432cm" svg:y="33.152cm">
          <text:p text:style-name="P1">Sensor</text:p>
          <text:p text:style-name="P1">Reading</text:p>
          <text:p text:style-name="P1">Covari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96.666cm" svg:y1="40.382cm" svg:x2="98.538cm" svg:y2="37.962cm" draw:start-shape="id33" draw:start-glue-point="11" draw:end-shape="id141" draw:end-glue-point="2" svg:d="M96666 40382l1872-2420" svg:viewBox="0 0 1873 2421">
          <text:p/>
        </draw:connector>
        <draw:connector draw:style-name="Relation" draw:text-style-name="P1" draw:layer="layout" draw:type="line" svg:x1="98.538cm" svg:y1="37.207cm" svg:x2="99.901cm" svg:y2="34.958cm" draw:start-shape="id141" draw:start-glue-point="0" draw:end-shape="id142" draw:end-glue-point="7" svg:d="M98538 37207l1363-2249" svg:viewBox="0 0 1364 2250">
          <text:p/>
        </draw:connector>
        <draw:connector draw:style-name="Relation" draw:text-style-name="P1" draw:layer="layout" draw:type="line" svg:x1="98.538cm" svg:y1="37.207cm" svg:x2="97.88cm" svg:y2="34.642cm" draw:start-shape="id141" draw:start-glue-point="0" draw:end-shape="id140" draw:end-glue-point="9" svg:d="M98538 37207l-658-2565" svg:viewBox="0 0 659 2566">
          <text:p/>
        </draw:connector>
        <draw:connector draw:style-name="Relation" draw:text-style-name="P1" draw:layer="layout" draw:line-skew="33.186cm" svg:x1="97.414cm" svg:y1="64.267cm" svg:x2="102.638cm" svg:y2="34.21cm" draw:start-shape="id58" draw:start-glue-point="10" draw:end-shape="id142" draw:end-glue-point="10" svg:d="M97414 64267h38685v-30057h-33461" svg:viewBox="0 0 38686 30058">
          <text:p/>
        </draw:connector>
        <draw:custom-shape draw:style-name="gr13" draw:text-style-name="P1" xml:id="id143" draw:id="id143" draw:layer="layout" svg:width="0.532cm" svg:height="0.895cm" svg:x="96.699cm" svg:y="26.667cm">
          <text:p text:style-name="P1"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96.965cm" svg:y1="27.562cm" svg:x2="96.993cm" svg:y2="30.062cm" draw:start-shape="id143" draw:start-glue-point="8" draw:end-shape="id139" draw:end-glue-point="0" svg:d="M96965 27562l28 2500" svg:viewBox="0 0 29 2501">
          <text:p/>
        </draw:connector>
        <draw:custom-shape draw:style-name="gr13" draw:text-style-name="P1" draw:layer="layout" svg:width="0.609cm" svg:height="0.895cm" svg:x="100.661cm" svg:y="26.667cm">
          <text:p text:style-name="P1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44" draw:id="id144" draw:layer="layout" svg:width="2.589cm" svg:height="0.755cm" svg:x="99.699cm" svg:y="30.05cm">
          <text:p text:style-name="P1">conforms_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100.993cm" svg:y1="30.805cm" svg:x2="101.035cm" svg:y2="33.152cm" draw:start-shape="id144" draw:start-glue-point="2" draw:end-shape="id142" draw:end-glue-point="4" svg:d="M100993 30805l42 2347" svg:viewBox="0 0 43 2348">
          <text:p/>
        </draw:connector>
        <draw:connector draw:style-name="Relation" draw:text-style-name="P1" draw:layer="layout" draw:type="line" svg:x1="100.965cm" svg:y1="27.55cm" svg:x2="100.993cm" svg:y2="30.05cm" draw:end-shape="id144" draw:end-glue-point="0" svg:d="M100965 27550l28 2500" svg:viewBox="0 0 29 2501">
          <text:p/>
        </draw:connector>
        <draw:custom-shape draw:style-name="gr7" draw:text-style-name="P1" xml:id="id145" draw:id="id145" draw:layer="layout" svg:width="2.846cm" svg:height="1.505cm" svg:x="101.721cm" svg:y="61.629cm">
          <text:p text:style-name="P1">Controller</text:p>
          <text:p text:style-name="P1">conf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104.561cm" svg:y1="60.339cm" svg:x2="103.144cm" svg:y2="61.629cm" draw:start-shape="id125" draw:start-glue-point="3" draw:end-shape="id145" draw:end-glue-point="4" svg:d="M104561 60339l-1417 1290" svg:viewBox="0 0 1418 1291">
          <text:p/>
        </draw:connector>
        <draw:connector draw:style-name="Relation" draw:text-style-name="P1" draw:layer="layout" draw:type="line" svg:x1="104.597cm" svg:y1="54.477cm" svg:x2="103.272cm" svg:y2="52.716cm" draw:start-shape="id122" draw:start-glue-point="5" draw:end-shape="id40" draw:end-glue-point="1" svg:d="M104597 54477l-1325-1761" svg:viewBox="0 0 1326 1762">
          <text:p/>
        </draw:connector>
        <draw:custom-shape draw:style-name="gr4" draw:text-style-name="P1" xml:id="id147" draw:id="id147" draw:layer="layout" svg:width="2.589cm" svg:height="0.755cm" svg:x="113.649cm" svg:y="60.009cm">
          <text:p text:style-name="P1">conforms_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118.783cm" svg:y1="60.386cm" svg:x2="116.238cm" svg:y2="60.386cm" draw:start-shape="id146" draw:start-glue-point="6" draw:end-shape="id147" draw:end-glue-point="1" svg:d="M118783 60386h-2545" svg:viewBox="0 0 2546 1">
          <text:p/>
        </draw:connector>
        <draw:connector draw:style-name="Relation" draw:text-style-name="P1" draw:layer="layout" draw:type="line" svg:x1="113.649cm" svg:y1="60.386cm" svg:x2="110.799cm" svg:y2="60.31cm" draw:start-shape="id147" draw:start-glue-point="3" draw:end-shape="id123" draw:end-glue-point="10" svg:d="M113649 60386l-2850-76" svg:viewBox="0 0 2851 77">
          <text:p/>
        </draw:connector>
        <draw:custom-shape draw:style-name="gr10" draw:text-style-name="P1" xml:id="id148" draw:id="id148" draw:layer="layout" svg:width="2.23cm" svg:height="2.115cm" svg:x="115.119cm" svg:y="47.128cm">
          <text:p text:style-name="P1">Kalman</text:p>
          <text:p text:style-name="P1">Filter</text:p>
          <text:p text:style-name="P1">predi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49" draw:id="id149" draw:layer="layout" svg:width="2.589cm" svg:height="0.755cm" svg:x="109.674cm" svg:y="47.809cm">
          <text:p text:style-name="P1">conforms_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115.119cm" svg:y1="48.186cm" svg:x2="112.263cm" svg:y2="48.186cm" draw:start-shape="id148" draw:start-glue-point="6" draw:end-shape="id149" draw:end-glue-point="1" svg:d="M115119 48186h-2856" svg:viewBox="0 0 2857 1">
          <text:p/>
        </draw:connector>
        <draw:connector draw:style-name="Relation" draw:text-style-name="P1" draw:layer="layout" draw:type="line" svg:x1="109.674cm" svg:y1="48.186cm" svg:x2="106.399cm" svg:y2="48.136cm" draw:start-shape="id149" draw:start-glue-point="3" draw:end-shape="id24" draw:end-glue-point="10" svg:d="M109674 48186l-3275-50" svg:viewBox="0 0 3276 51">
          <text:p/>
        </draw:connector>
        <draw:custom-shape draw:style-name="gr10" draw:text-style-name="P1" xml:id="id150" draw:id="id150" draw:layer="layout" svg:width="2.23cm" svg:height="2.115cm" svg:x="109.144cm" svg:y="43.427cm">
          <text:p text:style-name="P1">Kalman</text:p>
          <text:p text:style-name="P1">Filter</text:p>
          <text:p text:style-name="P1">Up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1" draw:id="id151" draw:layer="layout" svg:width="2.589cm" svg:height="0.755cm" svg:x="103.699cm" svg:y="44.108cm">
          <text:p text:style-name="P1">conforms_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109.144cm" svg:y1="44.485cm" svg:x2="106.288cm" svg:y2="44.485cm" draw:start-shape="id150" draw:start-glue-point="6" draw:end-shape="id151" draw:end-glue-point="1" svg:d="M109144 44485h-2856" svg:viewBox="0 0 2857 1">
          <text:p/>
        </draw:connector>
        <draw:connector draw:style-name="Relation" draw:text-style-name="P1" draw:layer="layout" draw:type="line" svg:x1="103.699cm" svg:y1="44.485cm" svg:x2="100.899cm" svg:y2="44.416cm" draw:start-shape="id151" draw:start-glue-point="3" draw:end-shape="id27" draw:end-glue-point="10" svg:d="M103699 44485l-2800-69" svg:viewBox="0 0 2801 70">
          <text:p/>
        </draw:connector>
        <draw:custom-shape draw:style-name="gr12" draw:text-style-name="P1" xml:id="id152" draw:id="id152" draw:layer="layout" svg:width="3.206cm" svg:height="1.505cm" svg:x="86.208cm" svg:y="35.539cm">
          <text:p text:style-name="P1">Covariance</text:p>
          <text:p text:style-name="P1">Matr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3" draw:id="id153" draw:layer="layout" svg:width="1.674cm" svg:height="0.755cm" svg:x="89.043cm" svg:y="38.564cm">
          <text:p text:style-name="P1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88.945cm" svg:y1="36.824cm" svg:x2="89.88cm" svg:y2="38.564cm" draw:start-shape="id152" draw:start-glue-point="9" draw:end-shape="id153" draw:end-glue-point="0" svg:d="M88945 36824l935 1740" svg:viewBox="0 0 936 1741">
          <text:p/>
        </draw:connector>
        <draw:connector draw:style-name="Relation" draw:text-style-name="P1" draw:layer="layout" draw:type="line" svg:x1="89.88cm" svg:y1="39.319cm" svg:x2="91.529cm" svg:y2="40.915cm" draw:start-shape="id153" draw:start-glue-point="2" draw:end-shape="id32" draw:end-glue-point="6" svg:d="M89880 39319l1649 1596" svg:viewBox="0 0 1650 15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Condensed4" svg:font-family="'Ubuntu Condensed'"/>
    <style:font-face style:name="Ubuntu Condensed1" svg:font-family="'Ubuntu Condensed'" style:font-adornments="Book"/>
    <style:font-face style:name="Ubuntu Condensed2" svg:font-family="'Ubuntu Condensed'" style:font-adornments="Regular"/>
    <style:font-face style:name="DejaVu Sans9" svg:font-family="'DejaVu Sans'" style:font-family-generic="swiss"/>
    <style:font-face style:name="DejaVu Sans4" svg:font-family="'DejaVu Sans'" style:font-adornments="Book" style:font-family-generic="swiss"/>
    <style:font-face style:name="DejaVu Sans Condensed5" svg:font-family="'DejaVu Sans Condensed'" style:font-family-generic="swiss"/>
    <style:font-face style:name="DejaVu Sans Condensed4" svg:font-family="'DejaVu Sans Condensed'" style:font-adornments="Condensed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7" svg:font-family="'DejaVu Sans'" style:font-pitch="variable"/>
    <style:font-face style:name="DejaVu Sans3" svg:font-family="'DejaVu Sans'" style:font-adornments="Book" style:font-pitch="variable"/>
    <style:font-face style:name="Ubuntu2" svg:font-family="Ubuntu" style:font-adornments="Regular" style:font-pitch="variable"/>
    <style:font-face style:name="Ubuntu Condensed3" svg:font-family="'Ubuntu Condensed'" style:font-pitch="variable"/>
    <style:font-face style:name="Ubuntu Condensed" svg:font-family="'Ubuntu Condensed'" style:font-adornments="Book" style:font-pitch="variable"/>
    <style:font-face style:name="DejaVu Sans5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8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3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6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3" style:family="graphic">
      <style:graphic-properties draw:fill-color="#b2b2b2"/>
    </style:style>
    <style:style style:name="M2" style:family="graphic">
      <style:graphic-properties draw:fill-color="#cccccc"/>
    </style:style>
    <style:style style:name="M1" style:family="graphic">
      <style:graphic-properties draw:fill-color="#eeeeee"/>
    </style:style>
    <style:style style:name="Entity" style:family="graphic">
      <style:graphic-properties svg:stroke-color="#111111" draw:fill-color="#000000" draw:fill-image-width="0cm" draw:fill-image-height="0cm" draw:textarea-vertical-align="middle" fo:padding-top="0.1cm" fo:padding-bottom="0.1cm" fo:padding-left="0.1cm" fo:padding-right="0.1cm"/>
      <style:text-properties fo:color="#111111" style:text-outline="false" style:font-name="DejaVu Sans2" fo:font-family="'DejaVu Sans'" style:font-style-name="Book" style:font-family-generic="swiss" style:font-pitch="variable" fo:font-size="10.5pt" fo:text-shadow="none" fo:font-weight="normal"/>
    </style:style>
    <style:style style:name="M1_20_i-block" style:display-name="M1 i-block" style:family="graphic" style:parent-style-name="Entity">
      <style:graphic-properties draw:fill-color="#9999ff"/>
    </style:style>
    <style:style style:name="M1_20_c-block" style:display-name="M1 c-block" style:family="graphic" style:parent-style-name="Entity">
      <style:graphic-properties draw:fill-color="#ff9999"/>
    </style:style>
    <style:style style:name="M1_20_Config" style:display-name="M1 Config" style:family="graphic" style:parent-style-name="Entity">
      <style:graphic-properties draw:fill-color="#83caff"/>
    </style:style>
    <style:style style:name="M2_20_Algorithm" style:display-name="M2 Algorithm" style:family="graphic" style:parent-style-name="Entity">
      <style:graphic-properties svg:stroke-width="0.1cm" draw:marker-start-width="0.35cm" draw:marker-end-width="0.35cm" draw:fill-color="#ff3333"/>
    </style:style>
    <style:style style:name="Relation" style:family="graphic">
      <style:graphic-properties svg:stroke-width="0.05cm" svg:stroke-color="#111111" draw:marker-start-width="0.275cm" draw:marker-end="Arrow" draw:marker-end-width="0.275cm" draw:fill-color="#ffffff" draw:fill-image-width="0cm" draw:fill-image-height="0cm" draw:textarea-horizontal-align="center" draw:textarea-vertical-align="middle" fo:padding-top="0.1cm" fo:padding-bottom="0.15cm" fo:padding-left="0.15cm" fo:padding-right="0.1cm" draw:start-line-spacing-horizontal="0.2cm" draw:start-line-spacing-vertical="0.2cm" draw:end-line-spacing-horizontal="0.2cm" draw:end-line-spacing-vertical="0.2cm"/>
      <style:text-properties style:font-name="DejaVu Sans2" fo:font-family="'DejaVu Sans'" style:font-style-name="Book" style:font-family-generic="swiss" style:font-pitch="variable" fo:font-size="10.5pt"/>
    </style:style>
    <style:style style:name="M2_20_Data" style:display-name="M2 Data" style:family="graphic" style:parent-style-name="Entity">
      <style:graphic-properties svg:stroke-width="0.1cm" draw:marker-start-width="0.35cm" draw:marker-end-width="0.35cm" draw:fill-color="#6666ff"/>
      <style:text-properties style:font-name="DejaVu Sans Condensed2" fo:font-family="'DejaVu Sans Condensed'" style:font-style-name="Condensed" style:font-family-generic="swiss" style:font-pitch="variable" fo:font-size="10.5pt"/>
    </style:style>
    <style:style style:name="M3_20_Data_20_model" style:display-name="M3 Data model" style:family="graphic" style:parent-style-name="Entity">
      <style:graphic-properties svg:stroke-width="0.15cm" draw:marker-start-width="0.425cm" draw:marker-end-width="0.425cm" draw:fill-color="#666699"/>
      <style:text-properties fo:font-size="10.5pt" fo:font-weight="normal"/>
    </style:style>
    <style:style style:name="M3_20_Algorithm_20_model" style:display-name="M3 Algorithm model" style:family="graphic" style:parent-style-name="Entity">
      <style:graphic-properties svg:stroke-width="0.15cm" draw:marker-start-width="0.425cm" draw:marker-end-width="0.425cm" draw:fill-color="#990000"/>
    </style:style>
    <style:style style:name="M2_20_Datatype" style:display-name="M2 Datatype" style:family="graphic" style:parent-style-name="Entity">
      <style:graphic-properties svg:stroke-width="0.1cm" draw:marker-start-width="0.35cm" draw:marker-end-width="0.35cm" draw:fill-color="#66ff66"/>
    </style:style>
    <style:style style:name="M3_20_Datatype" style:display-name="M3 Datatype" style:family="graphic" style:parent-style-name="Entity">
      <style:graphic-properties svg:stroke-width="0.15cm" draw:marker-start-width="0.425cm" draw:marker-end-width="0.425cm" draw:fill-color="#009900"/>
    </style:style>
    <style:style style:name="M2_20_Unit" style:display-name="M2 Unit" style:family="graphic" style:parent-style-name="Entity">
      <style:graphic-properties svg:stroke-width="0.1cm" draw:marker-start-width="0.35cm" draw:marker-end-width="0.35cm" draw:fill-color="#ffcc00"/>
    </style:style>
    <style:style style:name="M1_20_Datatype" style:display-name="M1 Datatype" style:family="graphic" style:parent-style-name="Entity">
      <style:graphic-properties svg:stroke-width="0.05cm" draw:marker-start-width="0.275cm" draw:marker-end-width="0.275cm" draw:fill-color="#ffff99"/>
    </style:style>
    <style:style style:name="Labels" style:family="graphic">
      <style:graphic-properties svg:stroke-width="0.1cm" svg:stroke-color="#b2b2b2" draw:marker-start-width="0.35cm" draw:marker-end-width="0.35cm" draw:fill="none" draw:fill-image-width="0cm" draw:fill-image-height="0cm"/>
      <style:text-properties style:font-name="Ubuntu2" fo:font-family="Ubuntu" style:font-style-name="Regular" style:font-pitch="variable"/>
    </style:style>
  </office:styles>
  <office:automatic-styles>
    <style:page-layout style:name="PM0">
      <style:page-layout-properties fo:margin-top="0cm" fo:margin-bottom="0cm" fo:margin-left="0cm" fo:margin-right="0cm" fo:page-width="203.2cm" fo:page-height="1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derico </meta:initial-creator>
    <meta:creation-date>2015-03-25T10:40:11.763157006</meta:creation-date>
    <dc:date>2015-04-09T11:52:25.554679460</dc:date>
    <meta:editing-duration>PT7H26M11S</meta:editing-duration>
    <meta:editing-cycles>49</meta:editing-cycles>
    <meta:generator>LibreOffice/4.3.6.2$Linux_X86_64 LibreOffice_project/430$Build-2</meta:generator>
    <meta:document-statistic meta:object-count="344"/>
  </office:meta>
</office:document-meta>
</file>